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53cm" svg:stroke-color="#000000" draw:marker-end="a381" svg:stroke-opacity="100%" draw:stroke-linejoin="miter" svg:stroke-linecap="butt" draw:fill="none" fo:padding-top="0.151cm" fo:padding-bottom="0.151cm" fo:padding-left="0.276cm" fo:padding-right="0.276cm"/>
    </style:style>
    <style:style style:name="gr2" style:family="graphic" style:parent-style-name="standard">
      <style:graphic-properties draw:stroke="solid" svg:stroke-width="0.053cm" svg:stroke-color="#000000" draw:marker-end="a383" svg:stroke-opacity="100%" draw:stroke-linejoin="miter" svg:stroke-linecap="butt" draw:fill="none" fo:padding-top="0.151cm" fo:padding-bottom="0.151cm" fo:padding-left="0.276cm" fo:padding-right="0.276cm"/>
    </style:style>
    <style:style style:name="gr3" style:family="graphic" style:parent-style-name="standard">
      <style:graphic-properties draw:stroke="solid" svg:stroke-width="0.035cm" svg:stroke-color="#172c51"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 style:family="graphic" style:parent-style-name="standard">
      <style:graphic-properties draw:stroke="solid" svg:stroke-width="0.106cm" svg:stroke-color="#000000" draw:marker-end="a388" svg:stroke-opacity="100%" draw:stroke-linejoin="miter" svg:stroke-linecap="butt" draw:fill="none" fo:padding-top="0.178cm" fo:padding-bottom="0.178cm" fo:padding-left="0.303cm" fo:padding-right="0.303cm"/>
    </style:style>
    <style:style style:name="gr5" style:family="graphic" style:parent-style-name="standard">
      <style:graphic-properties draw:stroke="solid" svg:stroke-width="0.035cm" svg:stroke-color="#ffffff" svg:stroke-opacity="100%" draw:stroke-linejoin="miter" svg:stroke-linecap="butt" draw:fill="solid" draw:fill-color="#ffffff"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6" style:family="graphic" style:parent-style-name="standard">
      <style:graphic-properties draw:stroke="solid" svg:stroke-width="0.053cm" svg:stroke-color="#000000" draw:marker-end="a431" svg:stroke-opacity="100%" draw:stroke-linejoin="miter" svg:stroke-linecap="butt" draw:fill="none" fo:padding-top="0.151cm" fo:padding-bottom="0.151cm" fo:padding-left="0.276cm" fo:padding-right="0.276cm"/>
    </style:style>
    <style:style style:name="gr7" style:family="graphic" style:parent-style-name="standard">
      <style:graphic-properties draw:stroke="solid" svg:stroke-width="0.053cm" svg:stroke-color="#000000" draw:marker-end="a433" svg:stroke-opacity="100%" draw:stroke-linejoin="miter" svg:stroke-linecap="butt" draw:fill="none" fo:padding-top="0.151cm" fo:padding-bottom="0.151cm" fo:padding-left="0.276cm" fo:padding-right="0.276cm"/>
    </style:style>
    <style:style style:name="gr8" style:family="graphic">
      <style:graphic-properties style:protect="size"/>
    </style:style>
    <style:style style:name="pr1" style:family="presentation" style:parent-style-name="Master1-Layout1-title-Diapositive-de-titre-notes">
      <style:graphic-properties draw:fill-color="#ffffff" fo:min-height="12.572cm"/>
      <style:paragraph-properties style:writing-mode="lr-tb"/>
    </style:style>
    <style:style style:name="P1" style:family="paragraph">
      <loext:graphic-properties draw:fill="none"/>
    </style:style>
    <style:style style:name="P2" style:family="paragraph">
      <loext:graphic-properties draw:fill="none"/>
      <style:paragraph-properties style:writing-mode="lr-tb" style:font-independent-line-spacing="true"/>
    </style:style>
    <style:style style:name="P3" style:family="paragraph">
      <loext:graphic-properties draw:fill="solid" draw:fill-color="#ffffff" draw:opacity="100%"/>
      <style:paragraph-properties style:writing-mode="lr-tb" style:font-independent-line-spacing="true"/>
    </style:style>
    <style:style style:name="P4"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Diapositive-de-titre" presentation:presentation-page-layout-name="AL1T33">
        <draw:connector draw:name="Connecteur droit avec flèche 13" draw:style-name="gr1" draw:text-style-name="P1" draw:layer="layout" draw:type="line" svg:x1="7.89cm" svg:y1="11.252cm" svg:x2="13.936cm" svg:y2="11.252cm" svg:d="M7890 11252h6046" svg:viewBox="0 0 6047 1">
          <text:p/>
        </draw:connector>
        <draw:connector draw:name="Connecteur droit avec flèche 14" draw:style-name="gr2" draw:text-style-name="P1" draw:layer="layout" draw:type="line" svg:x1="8.285cm" svg:y1="14.324cm" svg:x2="8.285cm" svg:y2="5.656cm" svg:d="M8285 14324v-8668" svg:viewBox="0 0 1 8669">
          <text:p/>
        </draw:connector>
        <draw:custom-shape draw:name="Forme libre : forme 29" draw:style-name="gr3" draw:text-style-name="P2" draw:layer="layout" svg:width="4.983cm" svg:height="8.268cm" svg:x="8.285cm" svg:y="5.944cm">
          <text:p/>
          <draw:enhanced-geometry svg:viewBox="0 0 1793995 2976315" draw:text-areas="?f56 ?f58 ?f57 ?f59" draw:glue-points="?f32 ?f33 ?f34 ?f35 ?f36 ?f37 ?f38 ?f39 ?f40 ?f41 ?f42 ?f43 ?f44 ?f45 ?f46 ?f47 ?f48 ?f49 ?f50 ?f51 ?f52 ?f53 ?f54 ?f55" draw:type="non-primitive" draw:enhanced-path="M 0 1920392 C 95447 1029458 190895 138525 291089 313073 391283 487621 509406 2823191 601162 2967681 692918 3112171 749343 1398330 841627 1180013 933911 961696 1084729 1596081 1154865 1657779 1225001 1719477 1237129 1547039 1262441 1550203 1287753 1553367 1270351 1929357 1306737 1676763 1343123 1424169 1425915 223426 1480758 34640 1535601 -154146 1600463 487621 1635795 544046 1671127 600471 1675872 361060 1692747 373189 1709622 385318 1720168 619456 1737043 616819 1753918 614182 1785030 406411 1793995 357369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3995"/>
            <draw:equation draw:name="f7" draw:formula="?f4 / 2976315"/>
            <draw:equation draw:name="f8" draw:formula="0 * ?f5 / 1793995"/>
            <draw:equation draw:name="f9" draw:formula="1920392 * ?f4 / 2976315"/>
            <draw:equation draw:name="f10" draw:formula="291089 * ?f5 / 1793995"/>
            <draw:equation draw:name="f11" draw:formula="313073 * ?f4 / 2976315"/>
            <draw:equation draw:name="f12" draw:formula="601162 * ?f5 / 1793995"/>
            <draw:equation draw:name="f13" draw:formula="2967681 * ?f4 / 2976315"/>
            <draw:equation draw:name="f14" draw:formula="841627 * ?f5 / 1793995"/>
            <draw:equation draw:name="f15" draw:formula="1180013 * ?f4 / 2976315"/>
            <draw:equation draw:name="f16" draw:formula="1154865 * ?f5 / 1793995"/>
            <draw:equation draw:name="f17" draw:formula="1657779 * ?f4 / 2976315"/>
            <draw:equation draw:name="f18" draw:formula="1262441 * ?f5 / 1793995"/>
            <draw:equation draw:name="f19" draw:formula="1550203 * ?f4 / 2976315"/>
            <draw:equation draw:name="f20" draw:formula="1306737 * ?f5 / 1793995"/>
            <draw:equation draw:name="f21" draw:formula="1676763 * ?f4 / 2976315"/>
            <draw:equation draw:name="f22" draw:formula="1480758 * ?f5 / 1793995"/>
            <draw:equation draw:name="f23" draw:formula="34640 * ?f4 / 2976315"/>
            <draw:equation draw:name="f24" draw:formula="1635795 * ?f5 / 1793995"/>
            <draw:equation draw:name="f25" draw:formula="544046 * ?f4 / 2976315"/>
            <draw:equation draw:name="f26" draw:formula="1692747 * ?f5 / 1793995"/>
            <draw:equation draw:name="f27" draw:formula="373189 * ?f4 / 2976315"/>
            <draw:equation draw:name="f28" draw:formula="1737043 * ?f5 / 1793995"/>
            <draw:equation draw:name="f29" draw:formula="616819 * ?f4 / 2976315"/>
            <draw:equation draw:name="f30" draw:formula="1793995 * ?f5 / 1793995"/>
            <draw:equation draw:name="f31" draw:formula="357369 * ?f4 / 2976315"/>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6"/>
            <draw:equation draw:name="f41" draw:formula="?f17 / ?f7"/>
            <draw:equation draw:name="f42" draw:formula="?f18 / ?f6"/>
            <draw:equation draw:name="f43" draw:formula="?f19 / ?f7"/>
            <draw:equation draw:name="f44" draw:formula="?f20 / ?f6"/>
            <draw:equation draw:name="f45" draw:formula="?f21 / ?f7"/>
            <draw:equation draw:name="f46" draw:formula="?f22 / ?f6"/>
            <draw:equation draw:name="f47" draw:formula="?f23 / ?f7"/>
            <draw:equation draw:name="f48" draw:formula="?f24 / ?f6"/>
            <draw:equation draw:name="f49" draw:formula="?f25 / ?f7"/>
            <draw:equation draw:name="f50" draw:formula="?f26 / ?f6"/>
            <draw:equation draw:name="f51" draw:formula="?f27 / ?f7"/>
            <draw:equation draw:name="f52" draw:formula="?f28 / ?f6"/>
            <draw:equation draw:name="f53" draw:formula="?f29 / ?f7"/>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connector draw:name="Connecteur droit avec flèche 52" draw:style-name="gr4" draw:text-style-name="P1" draw:layer="layout" draw:type="line" svg:x1="14.634cm" svg:y1="10.146cm" svg:x2="16.582cm" svg:y2="10.146cm" svg:d="M14634 10146h1948" svg:viewBox="0 0 1949 1">
          <text:p/>
        </draw:connector>
        <draw:custom-shape draw:name="Rectangle 90" draw:style-name="gr5" draw:text-style-name="P3" draw:layer="layout" svg:width="0.834cm" svg:height="1.299cm" svg:x="23.254cm" svg:y="11.854cm">
          <text:p/>
          <draw:enhanced-geometry svg:viewBox="0 0 21600 21600" draw:type="non-primitive" draw:enhanced-path="M 0 0 L 21600 0 21600 21600 0 21600 Z N"/>
        </draw:custom-shape>
        <draw:connector draw:name="Connecteur droit avec flèche 221" draw:style-name="gr6" draw:text-style-name="P1" draw:layer="layout" draw:type="line" svg:x1="17.602cm" svg:y1="11.096cm" svg:x2="23.649cm" svg:y2="11.096cm" svg:d="M17602 11096h6047" svg:viewBox="0 0 6048 1">
          <text:p/>
        </draw:connector>
        <draw:connector draw:name="Connecteur droit avec flèche 222" draw:style-name="gr7" draw:text-style-name="P1" draw:layer="layout" draw:type="line" svg:x1="17.998cm" svg:y1="14.168cm" svg:x2="17.998cm" svg:y2="5.5cm" svg:d="M17998 14168v-8668" svg:viewBox="0 0 1 8669">
          <text:p/>
        </draw:connector>
        <draw:custom-shape draw:name="Forme libre : forme 228" draw:style-name="gr3" draw:text-style-name="P2" draw:layer="layout" svg:width="5.683cm" svg:height="8.264cm" svg:x="18.016cm" svg:y="5.75cm">
          <text:p/>
          <draw:enhanced-geometry svg:viewBox="0 0 2045970 2975124" draw:text-areas="?f44 ?f46 ?f45 ?f47" draw:glue-points="?f26 ?f27 ?f28 ?f29 ?f30 ?f31 ?f32 ?f33 ?f34 ?f35 ?f36 ?f37 ?f38 ?f39 ?f40 ?f41 ?f42 ?f43" draw:type="non-primitive" draw:enhanced-path="M 0 1912556 C 82153 1018873 164307 125190 265748 300926 367189 476662 503397 2825528 608648 2966974 713899 3108420 807244 1364869 897255 1149604 987266 934339 1050131 1862550 1148715 1675384 1247299 1488218 1403033 200913 1488758 26606 1574483 -147701 1611630 590010 1663065 629539 1714500 669068 1733551 230442 1797368 263779 1861185 297116 2007870 735266 2045970 82956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45970"/>
            <draw:equation draw:name="f7" draw:formula="?f4 / 2975124"/>
            <draw:equation draw:name="f8" draw:formula="0 * ?f5 / 2045970"/>
            <draw:equation draw:name="f9" draw:formula="1912556 * ?f4 / 2975124"/>
            <draw:equation draw:name="f10" draw:formula="265748 * ?f5 / 2045970"/>
            <draw:equation draw:name="f11" draw:formula="300926 * ?f4 / 2975124"/>
            <draw:equation draw:name="f12" draw:formula="608648 * ?f5 / 2045970"/>
            <draw:equation draw:name="f13" draw:formula="2966974 * ?f4 / 2975124"/>
            <draw:equation draw:name="f14" draw:formula="897255 * ?f5 / 2045970"/>
            <draw:equation draw:name="f15" draw:formula="1149604 * ?f4 / 2975124"/>
            <draw:equation draw:name="f16" draw:formula="1148715 * ?f5 / 2045970"/>
            <draw:equation draw:name="f17" draw:formula="1675384 * ?f4 / 2975124"/>
            <draw:equation draw:name="f18" draw:formula="1488758 * ?f5 / 2045970"/>
            <draw:equation draw:name="f19" draw:formula="26606 * ?f4 / 2975124"/>
            <draw:equation draw:name="f20" draw:formula="1663065 * ?f5 / 2045970"/>
            <draw:equation draw:name="f21" draw:formula="629539 * ?f4 / 2975124"/>
            <draw:equation draw:name="f22" draw:formula="1797368 * ?f5 / 2045970"/>
            <draw:equation draw:name="f23" draw:formula="263779 * ?f4 / 2975124"/>
            <draw:equation draw:name="f24" draw:formula="2045970 * ?f5 / 2045970"/>
            <draw:equation draw:name="f25" draw:formula="829564 * ?f4 / 2975124"/>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7"/>
            <draw:equation draw:name="f36" draw:formula="?f18 / ?f6"/>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custom-shape draw:name="Rectangle 231" draw:style-name="gr5" draw:text-style-name="P3" draw:layer="layout" svg:width="1.529cm" svg:height="2.797cm" svg:x="22.971cm" svg:y="5.995cm">
          <text:p/>
          <draw:enhanced-geometry svg:viewBox="0 0 21600 21600" draw:type="non-primitive" draw:enhanced-path="M 0 0 L 21600 0 21600 21600 0 21600 Z N"/>
        </draw:custom-shape>
        <presentation:notes draw:style-name="dp2">
          <draw:page-thumbnail draw:style-name="gr8"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381" svg:viewBox="0 0 20 30" svg:d="M10 0l-10 30h20z"/>
    <draw:marker draw:name="a383" svg:viewBox="0 0 20 30" svg:d="M10 0l-10 30h20z"/>
    <draw:marker draw:name="a388" svg:viewBox="0 0 20 30" svg:d="M10 0l-10 30h20z"/>
    <draw:marker draw:name="a390" svg:viewBox="0 0 20 30" svg:d="M10 0l-10 30h20z"/>
    <draw:marker draw:name="a392" svg:viewBox="0 0 20 30" svg:d="M10 0l-10 30h20z"/>
    <draw:marker draw:name="a394" svg:viewBox="0 0 20 30" svg:d="M10 0l-10 30h20z"/>
    <draw:marker draw:name="a396" svg:viewBox="0 0 20 30" svg:d="M10 0l-10 30h20z"/>
    <draw:marker draw:name="a398" svg:viewBox="0 0 20 30" svg:d="M10 0l-10 30h20z"/>
    <draw:marker draw:name="a400" svg:viewBox="0 0 20 30" svg:d="M10 0l-10 30h20z"/>
    <draw:marker draw:name="a411" svg:viewBox="0 0 20 30" svg:d="M10 0l-10 30h20z"/>
    <draw:marker draw:name="a413" svg:viewBox="0 0 20 30" svg:d="M10 0l-10 30h20z"/>
    <draw:marker draw:name="a429" svg:viewBox="0 0 20 30" svg:d="M10 0l-10 30h20z"/>
    <draw:marker draw:name="a431" svg:viewBox="0 0 20 30" svg:d="M10 0l-10 30h20z"/>
    <draw:marker draw:name="a433" svg:viewBox="0 0 20 30" svg:d="M10 0l-10 30h20z"/>
    <style:default-style style:family="graphic">
      <style:graphic-properties draw:stroke="solid" svg:stroke-width="0.035cm" svg:stroke-color="#172c51"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Thème-Office-background" style:family="presentation">
      <style:graphic-properties draw:stroke="none" draw:fill="solid" draw:fill-color="#ffffff" draw:opacity="100%"/>
      <style:text-properties style:letter-kerning="true"/>
    </style:style>
    <style:style style:name="Master1-Thème-Office-backgroundobjects" style:family="presentation">
      <style:graphic-properties draw:textarea-horizontal-align="justify" draw:shadow="hidden" draw:shadow-offset-x="0.2cm" draw:shadow-offset-y="0.2cm" draw:shadow-color="#808080"/>
      <style:text-properties style:letter-kerning="true"/>
    </style:style>
    <style:style style:name="Master1-Thème-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Thème-Office-outline1" style:family="presentation">
      <style:graphic-properties draw:stroke="none" draw:fill="none" draw:auto-grow-height="false" draw:fit-to-size="false" style:shrink-to-fit="true">
        <text:list-style style:name="Master1-Thème-Offi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hème-Office-outline2" style:family="presentation" style:parent-style-name="Master1-Thème-Office-outline1">
      <style:paragraph-properties fo:margin-top="0.4cm" fo:margin-bottom="0cm"/>
      <style:text-properties fo:font-size="28pt" style:font-size-asian="28pt" style:font-size-complex="28pt"/>
    </style:style>
    <style:style style:name="Master1-Thème-Office-outline3" style:family="presentation" style:parent-style-name="Master1-Thème-Office-outline2">
      <style:paragraph-properties fo:margin-top="0.3cm" fo:margin-bottom="0cm"/>
      <style:text-properties fo:font-size="24pt" style:font-size-asian="24pt" style:font-size-complex="24pt"/>
    </style:style>
    <style:style style:name="Master1-Thème-Office-outline4" style:family="presentation" style:parent-style-name="Master1-Thème-Office-outline3">
      <style:paragraph-properties fo:margin-top="0.2cm" fo:margin-bottom="0cm"/>
      <style:text-properties fo:font-size="20pt" style:font-size-asian="20pt" style:font-size-complex="20pt"/>
    </style:style>
    <style:style style:name="Master1-Thème-Office-outline5" style:family="presentation" style:parent-style-name="Master1-Thème-Office-outline4">
      <style:paragraph-properties fo:margin-top="0.1cm" fo:margin-bottom="0cm"/>
      <style:text-properties fo:font-size="20pt" style:font-size-asian="20pt" style:font-size-complex="20pt"/>
    </style:style>
    <style:style style:name="Master1-Thème-Office-outline6" style:family="presentation" style:parent-style-name="Master1-Thème-Office-outline5">
      <style:paragraph-properties fo:margin-top="0.1cm" fo:margin-bottom="0cm"/>
      <style:text-properties fo:font-size="20pt" style:font-size-asian="20pt" style:font-size-complex="20pt"/>
    </style:style>
    <style:style style:name="Master1-Thème-Office-outline7" style:family="presentation" style:parent-style-name="Master1-Thème-Office-outline6">
      <style:paragraph-properties fo:margin-top="0.1cm" fo:margin-bottom="0cm"/>
      <style:text-properties fo:font-size="20pt" style:font-size-asian="20pt" style:font-size-complex="20pt"/>
    </style:style>
    <style:style style:name="Master1-Thème-Office-outline8" style:family="presentation" style:parent-style-name="Master1-Thème-Office-outline7">
      <style:paragraph-properties fo:margin-top="0.1cm" fo:margin-bottom="0cm"/>
      <style:text-properties fo:font-size="20pt" style:font-size-asian="20pt" style:font-size-complex="20pt"/>
    </style:style>
    <style:style style:name="Master1-Thème-Office-outline9" style:family="presentation" style:parent-style-name="Master1-Thème-Office-outline8">
      <style:paragraph-properties fo:margin-top="0.1cm" fo:margin-bottom="0cm"/>
      <style:text-properties fo:font-size="20pt" style:font-size-asian="20pt" style:font-size-complex="20pt"/>
    </style:style>
    <style:style style:name="Master1-Thème-Office-subtitle" style:family="presentation">
      <style:graphic-properties draw:stroke="none" draw:fill="none" draw:textarea-vertical-align="middle">
        <text:list-style style:name="Master1-Thème-Offic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hème-Office-title" style:family="presentation">
      <style:graphic-properties draw:stroke="none" draw:fill="none" draw:textarea-vertical-align="middle">
        <text:list-style style:name="Master1-Thème-Offic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draw:opacity="100%"/>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draw:auto-grow-height="false" draw:fit-to-size="false" style:shrink-to-fit="true">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4cm" fo:margin-bottom="0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3cm" fo:margin-bottom="0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2cm" fo:margin-bottom="0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1cm" fo:margin-bottom="0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1cm" fo:margin-bottom="0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1cm" fo:margin-bottom="0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1cm" fo:margin-bottom="0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1cm" fo:margin-bottom="0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draw:opacity="100%"/>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false" style:shrink-to-fit="true">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4cm" fo:margin-bottom="0cm"/>
      <style:text-properties fo:font-size="28pt" style:font-size-asian="28pt" style:font-size-complex="28pt"/>
    </style:style>
    <style:style style:name="Master1-Layout2-obj-Titre-et-contenu-outline3" style:family="presentation" style:parent-style-name="Master1-Layout2-obj-Titre-et-contenu-outline2">
      <style:paragraph-properties fo:margin-top="0.3cm" fo:margin-bottom="0cm"/>
      <style:text-properties fo:font-size="24pt" style:font-size-asian="24pt" style:font-size-complex="24pt"/>
    </style:style>
    <style:style style:name="Master1-Layout2-obj-Titre-et-contenu-outline4" style:family="presentation" style:parent-style-name="Master1-Layout2-obj-Titre-et-contenu-outline3">
      <style:paragraph-properties fo:margin-top="0.2cm" fo:margin-bottom="0cm"/>
      <style:text-properties fo:font-size="20pt" style:font-size-asian="20pt" style:font-size-complex="20pt"/>
    </style:style>
    <style:style style:name="Master1-Layout2-obj-Titre-et-contenu-outline5" style:family="presentation" style:parent-style-name="Master1-Layout2-obj-Titre-et-contenu-outline4">
      <style:paragraph-properties fo:margin-top="0.1cm" fo:margin-bottom="0cm"/>
      <style:text-properties fo:font-size="20pt" style:font-size-asian="20pt" style:font-size-complex="20pt"/>
    </style:style>
    <style:style style:name="Master1-Layout2-obj-Titre-et-contenu-outline6" style:family="presentation" style:parent-style-name="Master1-Layout2-obj-Titre-et-contenu-outline5">
      <style:paragraph-properties fo:margin-top="0.1cm" fo:margin-bottom="0cm"/>
      <style:text-properties fo:font-size="20pt" style:font-size-asian="20pt" style:font-size-complex="20pt"/>
    </style:style>
    <style:style style:name="Master1-Layout2-obj-Titre-et-contenu-outline7" style:family="presentation" style:parent-style-name="Master1-Layout2-obj-Titre-et-contenu-outline6">
      <style:paragraph-properties fo:margin-top="0.1cm" fo:margin-bottom="0cm"/>
      <style:text-properties fo:font-size="20pt" style:font-size-asian="20pt" style:font-size-complex="20pt"/>
    </style:style>
    <style:style style:name="Master1-Layout2-obj-Titre-et-contenu-outline8" style:family="presentation" style:parent-style-name="Master1-Layout2-obj-Titre-et-contenu-outline7">
      <style:paragraph-properties fo:margin-top="0.1cm" fo:margin-bottom="0cm"/>
      <style:text-properties fo:font-size="20pt" style:font-size-asian="20pt" style:font-size-complex="20pt"/>
    </style:style>
    <style:style style:name="Master1-Layout2-obj-Titre-et-contenu-outline9" style:family="presentation" style:parent-style-name="Master1-Layout2-obj-Titre-et-contenu-outline8">
      <style:paragraph-properties fo:margin-top="0.1cm" fo:margin-bottom="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draw:opacity="100%"/>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draw:auto-grow-height="false" draw:fit-to-size="false" style:shrink-to-fit="true">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4cm" fo:margin-bottom="0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3cm" fo:margin-bottom="0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2cm" fo:margin-bottom="0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1cm" fo:margin-bottom="0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1cm" fo:margin-bottom="0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1cm" fo:margin-bottom="0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1cm" fo:margin-bottom="0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1cm" fo:margin-bottom="0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draw:opacity="100%"/>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draw:auto-grow-height="false" draw:fit-to-size="false" style:shrink-to-fit="true">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4cm" fo:margin-bottom="0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3cm" fo:margin-bottom="0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2cm" fo:margin-bottom="0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1cm" fo:margin-bottom="0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1cm" fo:margin-bottom="0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1cm" fo:margin-bottom="0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1cm" fo:margin-bottom="0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1cm" fo:margin-bottom="0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draw:opacity="100%"/>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draw:auto-grow-height="false" draw:fit-to-size="false" style:shrink-to-fit="true">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4cm" fo:margin-bottom="0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3cm" fo:margin-bottom="0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2cm" fo:margin-bottom="0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1cm" fo:margin-bottom="0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1cm" fo:margin-bottom="0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1cm" fo:margin-bottom="0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1cm" fo:margin-bottom="0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1cm" fo:margin-bottom="0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draw:opacity="100%"/>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draw:auto-grow-height="false" draw:fit-to-size="false" style:shrink-to-fit="true">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4cm" fo:margin-bottom="0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3cm" fo:margin-bottom="0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2cm" fo:margin-bottom="0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1cm" fo:margin-bottom="0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1cm" fo:margin-bottom="0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1cm" fo:margin-bottom="0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1cm" fo:margin-bottom="0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1cm" fo:margin-bottom="0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draw:opacity="100%"/>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draw:fit-to-size="false" style:shrink-to-fit="true">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4cm" fo:margin-bottom="0cm"/>
      <style:text-properties fo:font-size="28pt" style:font-size-asian="28pt" style:font-size-complex="28pt"/>
    </style:style>
    <style:style style:name="Master1-Layout7-blank-Vide-outline3" style:family="presentation" style:parent-style-name="Master1-Layout7-blank-Vide-outline2">
      <style:paragraph-properties fo:margin-top="0.3cm" fo:margin-bottom="0cm"/>
      <style:text-properties fo:font-size="24pt" style:font-size-asian="24pt" style:font-size-complex="24pt"/>
    </style:style>
    <style:style style:name="Master1-Layout7-blank-Vide-outline4" style:family="presentation" style:parent-style-name="Master1-Layout7-blank-Vide-outline3">
      <style:paragraph-properties fo:margin-top="0.2cm" fo:margin-bottom="0cm"/>
      <style:text-properties fo:font-size="20pt" style:font-size-asian="20pt" style:font-size-complex="20pt"/>
    </style:style>
    <style:style style:name="Master1-Layout7-blank-Vide-outline5" style:family="presentation" style:parent-style-name="Master1-Layout7-blank-Vide-outline4">
      <style:paragraph-properties fo:margin-top="0.1cm" fo:margin-bottom="0cm"/>
      <style:text-properties fo:font-size="20pt" style:font-size-asian="20pt" style:font-size-complex="20pt"/>
    </style:style>
    <style:style style:name="Master1-Layout7-blank-Vide-outline6" style:family="presentation" style:parent-style-name="Master1-Layout7-blank-Vide-outline5">
      <style:paragraph-properties fo:margin-top="0.1cm" fo:margin-bottom="0cm"/>
      <style:text-properties fo:font-size="20pt" style:font-size-asian="20pt" style:font-size-complex="20pt"/>
    </style:style>
    <style:style style:name="Master1-Layout7-blank-Vide-outline7" style:family="presentation" style:parent-style-name="Master1-Layout7-blank-Vide-outline6">
      <style:paragraph-properties fo:margin-top="0.1cm" fo:margin-bottom="0cm"/>
      <style:text-properties fo:font-size="20pt" style:font-size-asian="20pt" style:font-size-complex="20pt"/>
    </style:style>
    <style:style style:name="Master1-Layout7-blank-Vide-outline8" style:family="presentation" style:parent-style-name="Master1-Layout7-blank-Vide-outline7">
      <style:paragraph-properties fo:margin-top="0.1cm" fo:margin-bottom="0cm"/>
      <style:text-properties fo:font-size="20pt" style:font-size-asian="20pt" style:font-size-complex="20pt"/>
    </style:style>
    <style:style style:name="Master1-Layout7-blank-Vide-outline9" style:family="presentation" style:parent-style-name="Master1-Layout7-blank-Vide-outline8">
      <style:paragraph-properties fo:margin-top="0.1cm" fo:margin-bottom="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draw:opacity="100%"/>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draw:auto-grow-height="false" draw:fit-to-size="false" style:shrink-to-fit="true">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4cm" fo:margin-bottom="0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3cm" fo:margin-bottom="0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2cm" fo:margin-bottom="0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1cm" fo:margin-bottom="0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1cm" fo:margin-bottom="0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1cm" fo:margin-bottom="0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1cm" fo:margin-bottom="0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1cm" fo:margin-bottom="0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draw:opacity="100%"/>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draw:auto-grow-height="false" draw:fit-to-size="false" style:shrink-to-fit="true">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4cm" fo:margin-bottom="0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3cm" fo:margin-bottom="0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2cm" fo:margin-bottom="0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1cm" fo:margin-bottom="0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1cm" fo:margin-bottom="0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1cm" fo:margin-bottom="0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1cm" fo:margin-bottom="0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1cm" fo:margin-bottom="0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re-et-texte-vertical-background" style:family="presentation">
      <style:graphic-properties draw:stroke="none" draw:fill="solid" draw:fill-color="#ffffff" draw:opacity="100%"/>
      <style:text-properties style:letter-kerning="true"/>
    </style:style>
    <style:style style:name="Master1-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re-et-texte-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re-et-texte-vertical-outline1" style:family="presentation">
      <style:graphic-properties draw:stroke="none" draw:fill="none" draw:auto-grow-height="false" draw:fit-to-size="false" style:shrink-to-fit="true">
        <text:list-style style:name="Master1-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outline2" style:family="presentation" style:parent-style-name="Master1-Layout10-vertTx-Titre-et-texte-vertical-outline1">
      <style:paragraph-properties fo:margin-top="0.4cm" fo:margin-bottom="0cm"/>
      <style:text-properties fo:font-size="28pt" style:font-size-asian="28pt" style:font-size-complex="28pt"/>
    </style:style>
    <style:style style:name="Master1-Layout10-vertTx-Titre-et-texte-vertical-outline3" style:family="presentation" style:parent-style-name="Master1-Layout10-vertTx-Titre-et-texte-vertical-outline2">
      <style:paragraph-properties fo:margin-top="0.3cm" fo:margin-bottom="0cm"/>
      <style:text-properties fo:font-size="24pt" style:font-size-asian="24pt" style:font-size-complex="24pt"/>
    </style:style>
    <style:style style:name="Master1-Layout10-vertTx-Titre-et-texte-vertical-outline4" style:family="presentation" style:parent-style-name="Master1-Layout10-vertTx-Titre-et-texte-vertical-outline3">
      <style:paragraph-properties fo:margin-top="0.2cm" fo:margin-bottom="0cm"/>
      <style:text-properties fo:font-size="20pt" style:font-size-asian="20pt" style:font-size-complex="20pt"/>
    </style:style>
    <style:style style:name="Master1-Layout10-vertTx-Titre-et-texte-vertical-outline5" style:family="presentation" style:parent-style-name="Master1-Layout10-vertTx-Titre-et-texte-vertical-outline4">
      <style:paragraph-properties fo:margin-top="0.1cm" fo:margin-bottom="0cm"/>
      <style:text-properties fo:font-size="20pt" style:font-size-asian="20pt" style:font-size-complex="20pt"/>
    </style:style>
    <style:style style:name="Master1-Layout10-vertTx-Titre-et-texte-vertical-outline6" style:family="presentation" style:parent-style-name="Master1-Layout10-vertTx-Titre-et-texte-vertical-outline5">
      <style:paragraph-properties fo:margin-top="0.1cm" fo:margin-bottom="0cm"/>
      <style:text-properties fo:font-size="20pt" style:font-size-asian="20pt" style:font-size-complex="20pt"/>
    </style:style>
    <style:style style:name="Master1-Layout10-vertTx-Titre-et-texte-vertical-outline7" style:family="presentation" style:parent-style-name="Master1-Layout10-vertTx-Titre-et-texte-vertical-outline6">
      <style:paragraph-properties fo:margin-top="0.1cm" fo:margin-bottom="0cm"/>
      <style:text-properties fo:font-size="20pt" style:font-size-asian="20pt" style:font-size-complex="20pt"/>
    </style:style>
    <style:style style:name="Master1-Layout10-vertTx-Titre-et-texte-vertical-outline8" style:family="presentation" style:parent-style-name="Master1-Layout10-vertTx-Titre-et-texte-vertical-outline7">
      <style:paragraph-properties fo:margin-top="0.1cm" fo:margin-bottom="0cm"/>
      <style:text-properties fo:font-size="20pt" style:font-size-asian="20pt" style:font-size-complex="20pt"/>
    </style:style>
    <style:style style:name="Master1-Layout10-vertTx-Titre-et-texte-vertical-outline9" style:family="presentation" style:parent-style-name="Master1-Layout10-vertTx-Titre-et-texte-vertical-outline8">
      <style:paragraph-properties fo:margin-top="0.1cm" fo:margin-bottom="0cm"/>
      <style:text-properties fo:font-size="20pt" style:font-size-asian="20pt" style:font-size-complex="20pt"/>
    </style:style>
    <style:style style:name="Master1-Layout10-vertTx-Titre-et-texte-vertical-subtitle" style:family="presentation">
      <style:graphic-properties draw:stroke="none" draw:fill="none" draw:textarea-vertical-align="middle">
        <text:list-style style:name="Master1-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title" style:family="presentation">
      <style:graphic-properties draw:stroke="none" draw:fill="none" draw:textarea-vertical-align="middle">
        <text:list-style style:name="Master1-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re-vertical-et-texte-background" style:family="presentation">
      <style:graphic-properties draw:stroke="none" draw:fill="solid" draw:fill-color="#ffffff" draw:opacity="100%"/>
      <style:text-properties style:letter-kerning="true"/>
    </style:style>
    <style:style style:name="Master1-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re-vertical-et-tex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re-vertical-et-texte-outline1" style:family="presentation">
      <style:graphic-properties draw:stroke="none" draw:fill="none" draw:auto-grow-height="false" draw:fit-to-size="false" style:shrink-to-fit="true">
        <text:list-style style:name="Master1-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outline2" style:family="presentation" style:parent-style-name="Master1-Layout11-vertTitleAndTx-Titre-vertical-et-texte-outline1">
      <style:paragraph-properties fo:margin-top="0.4cm" fo:margin-bottom="0cm"/>
      <style:text-properties fo:font-size="28pt" style:font-size-asian="28pt" style:font-size-complex="28pt"/>
    </style:style>
    <style:style style:name="Master1-Layout11-vertTitleAndTx-Titre-vertical-et-texte-outline3" style:family="presentation" style:parent-style-name="Master1-Layout11-vertTitleAndTx-Titre-vertical-et-texte-outline2">
      <style:paragraph-properties fo:margin-top="0.3cm" fo:margin-bottom="0cm"/>
      <style:text-properties fo:font-size="24pt" style:font-size-asian="24pt" style:font-size-complex="24pt"/>
    </style:style>
    <style:style style:name="Master1-Layout11-vertTitleAndTx-Titre-vertical-et-texte-outline4" style:family="presentation" style:parent-style-name="Master1-Layout11-vertTitleAndTx-Titre-vertical-et-texte-outline3">
      <style:paragraph-properties fo:margin-top="0.2cm" fo:margin-bottom="0cm"/>
      <style:text-properties fo:font-size="20pt" style:font-size-asian="20pt" style:font-size-complex="20pt"/>
    </style:style>
    <style:style style:name="Master1-Layout11-vertTitleAndTx-Titre-vertical-et-texte-outline5" style:family="presentation" style:parent-style-name="Master1-Layout11-vertTitleAndTx-Titre-vertical-et-texte-outline4">
      <style:paragraph-properties fo:margin-top="0.1cm" fo:margin-bottom="0cm"/>
      <style:text-properties fo:font-size="20pt" style:font-size-asian="20pt" style:font-size-complex="20pt"/>
    </style:style>
    <style:style style:name="Master1-Layout11-vertTitleAndTx-Titre-vertical-et-texte-outline6" style:family="presentation" style:parent-style-name="Master1-Layout11-vertTitleAndTx-Titre-vertical-et-texte-outline5">
      <style:paragraph-properties fo:margin-top="0.1cm" fo:margin-bottom="0cm"/>
      <style:text-properties fo:font-size="20pt" style:font-size-asian="20pt" style:font-size-complex="20pt"/>
    </style:style>
    <style:style style:name="Master1-Layout11-vertTitleAndTx-Titre-vertical-et-texte-outline7" style:family="presentation" style:parent-style-name="Master1-Layout11-vertTitleAndTx-Titre-vertical-et-texte-outline6">
      <style:paragraph-properties fo:margin-top="0.1cm" fo:margin-bottom="0cm"/>
      <style:text-properties fo:font-size="20pt" style:font-size-asian="20pt" style:font-size-complex="20pt"/>
    </style:style>
    <style:style style:name="Master1-Layout11-vertTitleAndTx-Titre-vertical-et-texte-outline8" style:family="presentation" style:parent-style-name="Master1-Layout11-vertTitleAndTx-Titre-vertical-et-texte-outline7">
      <style:paragraph-properties fo:margin-top="0.1cm" fo:margin-bottom="0cm"/>
      <style:text-properties fo:font-size="20pt" style:font-size-asian="20pt" style:font-size-complex="20pt"/>
    </style:style>
    <style:style style:name="Master1-Layout11-vertTitleAndTx-Titre-vertical-et-texte-outline9" style:family="presentation" style:parent-style-name="Master1-Layout11-vertTitleAndTx-Titre-vertical-et-texte-outline8">
      <style:paragraph-properties fo:margin-top="0.1cm" fo:margin-bottom="0cm"/>
      <style:text-properties fo:font-size="20pt" style:font-size-asian="20pt" style:font-size-complex="20pt"/>
    </style:style>
    <style:style style:name="Master1-Layout11-vertTitleAndTx-Titre-vertical-et-texte-subtitle" style:family="presentation">
      <style:graphic-properties draw:stroke="none" draw:fill="none" draw:textarea-vertical-align="middle">
        <text:list-style style:name="Master1-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title" style:family="presentation">
      <style:graphic-properties draw:stroke="none" draw:fill="none" draw:textarea-vertical-align="middle">
        <text:list-style style:name="Master1-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Master1-Thème-Offic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Thème-Offic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Thème-Offic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Thème-Offic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Thème-Office-backgroundobjects">
      <style:graphic-properties draw:stroke="none" draw:fill="none" draw:fill-color="#ffffff" draw:auto-grow-height="false" fo:min-height="1.397cm"/>
      <style:paragraph-properties style:writing-mode="lr-tb"/>
    </style:style>
    <style:style style:name="Mpr6" style:family="presentation" style:parent-style-name="Master1-Thème-Office-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Master1-Layout1-title-Diapositive-de-titr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8" style:family="presentation" style:parent-style-name="Master1-Layout1-title-Diapositive-de-titr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9" style:family="presentation" style:parent-style-name="Master1-Layout1-title-Diapositive-de-titr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title-Diapositive-de-titr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Diapositive-de-titre-backgroundobjects">
      <style:graphic-properties draw:stroke="none" draw:fill="none" draw:fill-color="#ffffff" draw:auto-grow-height="false" fo:min-height="1.397cm"/>
      <style:paragraph-properties style:writing-mode="lr-tb"/>
    </style:style>
    <style:style style:name="Mpr12" style:family="presentation" style:parent-style-name="Master1-Layout1-title-Diapositive-de-titr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Master1-Layout2-obj-Titre-et-contenu-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4" style:family="presentation" style:parent-style-name="Master1-Layout2-obj-Titre-et-contenu-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5" style:family="presentation" style:parent-style-name="Master1-Layout2-obj-Titre-et-contenu-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2-obj-Titre-et-contenu-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7" style:family="presentation" style:parent-style-name="Master1-Layout2-obj-Titre-et-contenu-backgroundobjects">
      <style:graphic-properties draw:stroke="none" draw:fill="none" draw:fill-color="#ffffff" draw:auto-grow-height="false" fo:min-height="1.397cm"/>
      <style:paragraph-properties style:writing-mode="lr-tb"/>
    </style:style>
    <style:style style:name="Mpr18" style:family="presentation" style:parent-style-name="Master1-Layout2-obj-Titre-et-contenu-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Master1-Layout3-secHead-Titre-de-sec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0" style:family="presentation" style:parent-style-name="Master1-Layout3-secHead-Titre-de-sec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1" style:family="presentation" style:parent-style-name="Master1-Layout3-secHead-Titre-de-sec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Titre-de-sec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3-secHead-Titre-de-section-backgroundobjects">
      <style:graphic-properties draw:stroke="none" draw:fill="none" draw:fill-color="#ffffff" draw:auto-grow-height="false" fo:min-height="1.397cm"/>
      <style:paragraph-properties style:writing-mode="lr-tb"/>
    </style:style>
    <style:style style:name="Mpr24" style:family="presentation" style:parent-style-name="Master1-Layout3-secHead-Titre-de-section-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Master1-Layout4-twoObj-Deux-contenus-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6" style:family="presentation" style:parent-style-name="Master1-Layout4-twoObj-Deux-contenus-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7" style:family="presentation" style:parent-style-name="Master1-Layout4-twoObj-Deux-contenu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4-twoObj-Deux-contenus-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4-twoObj-Deux-contenus-backgroundobjects">
      <style:graphic-properties draw:stroke="none" draw:fill="none" draw:fill-color="#ffffff" draw:auto-grow-height="false" fo:min-height="1.397cm"/>
      <style:paragraph-properties style:writing-mode="lr-tb"/>
    </style:style>
    <style:style style:name="Mpr30" style:family="presentation" style:parent-style-name="Master1-Layout4-twoObj-Deux-contenus-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Master1-Layout5-twoTxTwoObj-Comparaiso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2" style:family="presentation" style:parent-style-name="Master1-Layout5-twoTxTwoObj-Comparaiso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33" style:family="presentation" style:parent-style-name="Master1-Layout5-twoTxTwoObj-Comparais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4" style:family="presentation" style:parent-style-name="Master1-Layout5-twoTxTwoObj-Compara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5-twoTxTwoObj-Compara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5-twoTxTwoObj-Comparaison-backgroundobjects">
      <style:graphic-properties draw:stroke="none" draw:fill="none" draw:fill-color="#ffffff" draw:auto-grow-height="false" fo:min-height="1.397cm"/>
      <style:paragraph-properties style:writing-mode="lr-tb"/>
    </style:style>
    <style:style style:name="Mpr37" style:family="presentation" style:parent-style-name="Master1-Layout5-twoTxTwoObj-Comparaison-backgroundobjects">
      <style:graphic-properties draw:stroke="none" draw:fill="none" draw:fill-color="#ffffff" draw:textarea-vertical-align="bottom" draw:auto-grow-height="false" fo:min-height="1.397cm"/>
      <style:paragraph-properties style:writing-mode="lr-tb"/>
    </style:style>
    <style:style style:name="Mpr38" style:family="presentation" style:parent-style-name="Master1-Layout6-titleOnly-Titre-seul-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6-titleOnly-Titre-seu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6-titleOnly-Titre-seu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6-titleOnly-Titre-seul-backgroundobjects">
      <style:graphic-properties draw:stroke="none" draw:fill="none" draw:fill-color="#ffffff" draw:auto-grow-height="false" fo:min-height="1.397cm"/>
      <style:paragraph-properties style:writing-mode="lr-tb"/>
    </style:style>
    <style:style style:name="Mpr42" style:family="presentation" style:parent-style-name="Master1-Layout6-titleOnly-Titre-seul-backgroundobjects">
      <style:graphic-properties draw:stroke="none" draw:fill="none" draw:fill-color="#ffffff" draw:textarea-vertical-align="bottom" draw:auto-grow-height="false" fo:min-height="1.397cm"/>
      <style:paragraph-properties style:writing-mode="lr-tb"/>
    </style:style>
    <style:style style:name="Mpr43" style:family="presentation" style:parent-style-name="Master1-Layout7-blank-V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4" style:family="presentation" style:parent-style-name="Master1-Layout7-blank-V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7-blank-Vide-backgroundobjects">
      <style:graphic-properties draw:stroke="none" draw:fill="none" draw:fill-color="#ffffff" draw:auto-grow-height="false" fo:min-height="1.397cm"/>
      <style:paragraph-properties style:writing-mode="lr-tb"/>
    </style:style>
    <style:style style:name="Mpr46" style:family="presentation" style:parent-style-name="Master1-Layout7-blank-Vide-backgroundobjects">
      <style:graphic-properties draw:stroke="none" draw:fill="none" draw:fill-color="#ffffff" draw:textarea-vertical-align="bottom" draw:auto-grow-height="false" fo:min-height="1.397cm"/>
      <style:paragraph-properties style:writing-mode="lr-tb"/>
    </style:style>
    <style:style style:name="Mpr47" style:family="presentation" style:parent-style-name="Master1-Layout8-objTx-Contenu-avec-légende-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48" style:family="presentation" style:parent-style-name="Master1-Layout8-objTx-Contenu-avec-légende-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9" style:family="presentation" style:parent-style-name="Master1-Layout8-objTx-Contenu-avec-légend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0" style:family="presentation" style:parent-style-name="Master1-Layout8-objTx-Contenu-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1" style:family="presentation" style:parent-style-name="Master1-Layout8-objTx-Contenu-avec-légen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8-objTx-Contenu-avec-légende-backgroundobjects">
      <style:graphic-properties draw:stroke="none" draw:fill="none" draw:fill-color="#ffffff" draw:auto-grow-height="false" fo:min-height="1.397cm"/>
      <style:paragraph-properties style:writing-mode="lr-tb"/>
    </style:style>
    <style:style style:name="Mpr53" style:family="presentation" style:parent-style-name="Master1-Layout8-objTx-Contenu-avec-légende-backgroundobjects">
      <style:graphic-properties draw:stroke="none" draw:fill="none" draw:fill-color="#ffffff" draw:textarea-vertical-align="bottom" draw:auto-grow-height="false" fo:min-height="1.397cm"/>
      <style:paragraph-properties style:writing-mode="lr-tb"/>
    </style:style>
    <style:style style:name="Mpr54" style:family="presentation" style:parent-style-name="Master1-Layout9-picTx-Image-avec-légende-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5" style:family="presentation" style:parent-style-name="Master1-Layout9-picTx-Image-avec-légende-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6" style:family="presentation" style:parent-style-name="Master1-Layout9-picTx-Image-avec-légend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7" style:family="presentation" style:parent-style-name="Master1-Layout9-picTx-Image-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8" style:family="presentation" style:parent-style-name="Master1-Layout9-picTx-Image-avec-légen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9" style:family="presentation" style:parent-style-name="Master1-Layout9-picTx-Image-avec-légende-backgroundobjects">
      <style:graphic-properties draw:stroke="none" draw:fill="none" draw:fill-color="#ffffff" draw:auto-grow-height="false" fo:min-height="1.397cm"/>
      <style:paragraph-properties style:writing-mode="lr-tb"/>
    </style:style>
    <style:style style:name="Mpr60" style:family="presentation" style:parent-style-name="Master1-Layout9-picTx-Image-avec-légende-backgroundobjects">
      <style:graphic-properties draw:stroke="none" draw:fill="none" draw:fill-color="#ffffff" draw:textarea-vertical-align="bottom" draw:auto-grow-height="false" fo:min-height="1.397cm"/>
      <style:paragraph-properties style:writing-mode="lr-tb"/>
    </style:style>
    <style:style style:name="Mpr61" style:family="presentation" style:parent-style-name="Master1-Layout10-vertTx-Titre-et-texte-vertical-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62" style:family="presentation" style:parent-style-name="Master1-Layout10-vertTx-Titre-et-texte-vertical-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63" style:family="presentation" style:parent-style-name="Master1-Layout10-vertTx-Titre-et-texte-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4" style:family="presentation" style:parent-style-name="Master1-Layout10-vertTx-Titre-et-texte-vertica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5" style:family="presentation" style:parent-style-name="Master1-Layout10-vertTx-Titre-et-texte-vertical-backgroundobjects">
      <style:graphic-properties draw:stroke="none" draw:fill="none" draw:fill-color="#ffffff" draw:auto-grow-height="false" fo:min-height="1.397cm"/>
      <style:paragraph-properties style:writing-mode="lr-tb"/>
    </style:style>
    <style:style style:name="Mpr66" style:family="presentation" style:parent-style-name="Master1-Layout10-vertTx-Titre-et-texte-vertical-backgroundobjects">
      <style:graphic-properties draw:stroke="none" draw:fill="none" draw:fill-color="#ffffff" draw:textarea-vertical-align="bottom" draw:auto-grow-height="false" fo:min-height="1.397cm"/>
      <style:paragraph-properties style:writing-mode="lr-tb"/>
    </style:style>
    <style:style style:name="Mpr67" style:family="presentation" style:parent-style-name="Master1-Layout11-vertTitleAndTx-Titre-vertical-et-texte-title">
      <style:graphic-properties draw:stroke="none" draw:fill="none" draw:textarea-horizontal-align="right" draw:textarea-vertical-align="middle" draw:auto-grow-height="false" draw:auto-grow-width="false" draw:fit-to-size="false" style:shrink-to-fit="true" fo:min-width="30.48cm" fo:padding-top="0.127cm" fo:padding-bottom="0.127cm" fo:padding-left="0.254cm" fo:padding-right="0.254cm" fo:wrap-option="wrap"/>
      <style:paragraph-properties style:writing-mode="tb-rl"/>
    </style:style>
    <style:style style:name="Mpr68" style:family="presentation" style:parent-style-name="Master1-Layout11-vertTitleAndTx-Titre-vertical-et-texte-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69" style:family="presentation" style:parent-style-name="Master1-Layout11-vertTitleAndTx-Titre-vertical-et-tex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1-Layout11-vertTitleAndTx-Titre-vertical-et-text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71" style:family="presentation" style:parent-style-name="Master1-Layout11-vertTitleAndTx-Titre-vertical-et-texte-backgroundobjects">
      <style:graphic-properties draw:stroke="none" draw:fill="none" draw:fill-color="#ffffff" draw:auto-grow-height="false" fo:min-height="1.397cm"/>
      <style:paragraph-properties style:writing-mode="lr-tb"/>
    </style:style>
    <style:style style:name="Mpr72" style:family="presentation" style:parent-style-name="Master1-Layout11-vertTitleAndTx-Titre-vertical-et-texte-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5"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6"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7" style:family="paragraph">
      <loext:graphic-properties draw:fill="none"/>
      <style:paragraph-properties style:writing-mode="tb-rl" style:font-independent-line-spacing="true"/>
    </style:style>
    <style:style style:name="MT1" style:family="text">
      <style:text-properties fo:font-variant="normal" fo:text-transform="none" fo:color="#000000" loext:opacity="100%" style:text-line-through-style="none" style:text-line-through-type="none" style:text-position="0% 100%" style:font-name="Calibri Light1" fo:font-size="44pt" fo:letter-spacing="normal" fo:language="fr" fo:country="FR"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 fo:font-size="28pt" fo:letter-spacing="normal" fo:language="fr" fo:country="F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898989" loext:opacity="100%" style:text-line-through-style="none" style:text-line-through-type="none" style:text-position="0% 100%" style:font-name="Calibri"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 Light1" fo:font-size="60pt" fo:letter-spacing="normal" fo:language="fr" fo:country="FR"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8" style:family="text">
      <style:text-properties fo:font-variant="normal" fo:text-transform="none" fo:color="#898989" loext:opacity="100%" style:text-line-through-style="none" style:text-line-through-type="none" style:text-position="0% 100%" style:font-name="Calibri"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0" style:family="text">
      <style:text-properties fo:font-variant="normal" fo:text-transform="none" fo:color="#000000" loext:opacity="100%" style:text-line-through-style="none" style:text-line-through-type="none" style:text-position="0% 100%" style:font-name="Calibri Light1" fo:font-size="32pt" fo:letter-spacing="normal" fo:language="fr" fo:country="F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 fo:font-size="32pt" fo:letter-spacing="normal" fo:language="fr" fo:country="F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Master1-Thème-Office" style:page-layout-name="PM1" draw:style-name="Mdp1">
      <draw:frame draw:name="Espace réservé du titre 1" presentation:style-name="Mpr1" draw:text-style-name="MP6" draw:layer="backgroundobjects" svg:width="29.21cm" svg:height="3.682cm" svg:x="2.328cm" svg:y="1.014cm" presentation:class="title">
        <draw:text-box>
          <text:p text:style-name="MP5"><text:span text:style-name="MT1">Modifiez le style du titre</text:span></text:p>
        </draw:text-box>
      </draw:frame>
      <draw:frame draw:name="Espace réservé du texte 2" presentation:style-name="Mpr2" draw:text-style-name="MP6" draw:layer="backgroundobjects" svg:width="29.21cm" svg:height="12.087cm" svg:x="2.328cm" svg:y="5.071cm" presentation:class="outline">
        <draw:text-box>
          <text:list text:style-name="ML3">
            <text:list-item>
              <text:p text:style-name="MP7"><text:span text:style-name="MT2">Cliquez pour modifier les styles du texte du masque</text:span></text:p>
              <text:list>
                <text:list-item>
                  <text:p text:style-name="MP8"><text:span text:style-name="MT3">Deuxième niveau</text:span></text:p>
                  <text:list>
                    <text:list-item>
                      <text:p text:style-name="MP9"><text:span text:style-name="MT4">Troisième niveau</text:span></text:p>
                      <text:list>
                        <text:list-item>
                          <text:p text:style-name="MP10"><text:span text:style-name="MT5">Quatrième niveau</text:span></text:p>
                          <text:list>
                            <text:list-item>
                              <text:p text:style-name="MP11"><text:span text:style-name="MT5">Cinquième niveau</text:span></text:p>
                            </text:list-item>
                          </text:list>
                        </text:list-item>
                      </text:list>
                    </text:list-item>
                  </text:list>
                </text:list-item>
              </text:list>
            </text:list-item>
          </text:list>
        </draw:text-box>
      </draw:frame>
      <draw:frame draw:name="Espace réservé de la date 3" presentation:style-name="Mpr3" draw:text-style-name="MP6" draw:layer="backgroundobjects" svg:width="7.62cm" svg:height="1.014cm" svg:x="2.328cm" svg:y="17.657cm" presentation:class="date-time">
        <draw:text-box>
          <text:p text:style-name="MP12"><text:span text:style-name="MT6"><text:date style:data-style-name="D1" text:date-value="2024-06-28">28/06/2024</text:date></text:span></text:p>
        </draw:text-box>
      </draw:frame>
      <draw:frame draw:name="Espace réservé du pied de page 4" presentation:style-name="Mpr4" draw:text-style-name="MP6" draw:layer="backgroundobjects" svg:width="11.43cm" svg:height="1.014cm" svg:x="11.218cm" svg:y="17.657cm" presentation:class="footer">
        <draw:text-box>
          <text:p/>
        </draw:text-box>
      </draw:frame>
      <draw:frame draw:name="Espace réservé du numéro de diapositive 5" presentation:style-name="Mpr3"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0">
        <draw:page-thumbnail presentation:style-name="Master1-Thème-Office-title" draw:layer="backgroundobjects" svg:width="18.624cm" svg:height="10.476cm" svg:x="1.482cm" svg:y="2.123cm" presentation:class="page"/>
        <draw:frame presentation:style-name="Master1-Thème-Offic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1-Layout1-title-Diapositive-de-titre" style:page-layout-name="PM1" draw:style-name="Mdp1">
      <draw:frame draw:name="Titre 1" presentation:style-name="Mpr7" draw:text-style-name="MP6" draw:layer="backgroundobjects" svg:width="25.4cm" svg:height="6.632cm" svg:x="4.233cm" svg:y="3.118cm" presentation:class="title">
        <draw:text-box>
          <text:p text:style-name="MP14"><text:span text:style-name="MT7">Modifiez le style du titre</text:span></text:p>
        </draw:text-box>
      </draw:frame>
      <draw:frame draw:name="Sous-titre 2" presentation:style-name="Mpr8" draw:text-style-name="MP6" draw:layer="backgroundobjects" svg:width="25.4cm" svg:height="4.599cm" svg:x="4.233cm" svg:y="10.006cm" presentation:class="subtitle">
        <draw:text-box>
          <text:p text:style-name="MP15"><text:span text:style-name="MT3">Modifiez le style des sous-titres du masque</text:span></text:p>
        </draw:text-box>
      </draw:frame>
      <draw:frame draw:name="Espace réservé de la date 3" presentation:style-name="Mpr9" draw:text-style-name="MP6" draw:layer="backgroundobjects" svg:width="7.62cm" svg:height="1.014cm" svg:x="2.328cm" svg:y="17.657cm" presentation:class="date-time">
        <draw:text-box>
          <text:p text:style-name="MP12"><text:span text:style-name="MT6"><text:date style:data-style-name="D1" text:date-value="2024-06-28">28/06/2024</text:date></text:span></text:p>
        </draw:text-box>
      </draw:frame>
      <draw:frame draw:name="Espace réservé du pied de page 4" presentation:style-name="Mpr10" draw:text-style-name="MP6" draw:layer="backgroundobjects" svg:width="11.43cm" svg:height="1.014cm" svg:x="11.218cm" svg:y="17.657cm" presentation:class="footer">
        <draw:text-box>
          <text:p/>
        </draw:text-box>
      </draw:frame>
      <draw:frame draw:name="Espace réservé du numéro de diapositive 5" presentation:style-name="Mpr9" draw:text-style-name="MP6" draw:layer="backgroundobjects" svg:width="7.62cm" svg:height="1.014cm" svg:x="23.918cm" svg:y="17.657cm" presentation:class="page-number">
        <draw:text-box>
          <text:p text:style-name="MP13"><text:span text:style-name="MT6"><text:page-number>&lt;number&gt;</text:page-number></text:span></text:p>
        </draw:text-box>
      </draw:frame>
      <draw:frame presentation:style-name="Master1-Layout1-title-Diapositive-de-titre-outline1" draw:layer="backgroundobjects" svg:width="30.479cm" svg:height="11.048cm" svg:x="1.693cm" svg:y="4.457cm" presentation:class="outline" presentation:placeholder="true">
        <draw:text-box/>
      </draw:frame>
      <presentation:notes style:page-layout-name="PM0">
        <draw:page-thumbnail presentation:style-name="Master1-Layout1-title-Diapositive-de-titre-title" draw:layer="backgroundobjects" svg:width="0cm" svg:height="0cm" svg:x="0cm" svg:y="2.123cm" presentation:class="page"/>
        <draw:frame presentation:style-name="Master1-Layout1-title-Diapositive-de-titr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1-Layout2-obj-Titre-et-contenu" style:page-layout-name="PM1" draw:style-name="Mdp1">
      <draw:frame draw:name="Titre 1" presentation:style-name="Mpr13" draw:text-style-name="MP6" draw:layer="backgroundobjects" svg:width="29.21cm" svg:height="3.682cm" svg:x="2.328cm" svg:y="1.014cm" presentation:class="title">
        <draw:text-box>
          <text:p text:style-name="MP5"><text:span text:style-name="MT1">Modifiez le style du titre</text:span></text:p>
        </draw:text-box>
      </draw:frame>
      <draw:frame draw:name="Espace réservé du contenu 2" presentation:style-name="Mpr14" draw:text-style-name="MP6" draw:layer="backgroundobjects" svg:width="29.21cm" svg:height="12.087cm" svg:x="2.328cm" svg:y="5.071cm" presentation:class="title">
        <draw:text-box>
          <text:list text:style-name="ML6">
            <text:list-item>
              <text:p text:style-name="MP7"><text:span text:style-name="MT2">Cliquez pour modifier les styles du texte du masque</text:span></text:p>
              <text:list>
                <text:list-item>
                  <text:p text:style-name="MP8"><text:span text:style-name="MT3">Deuxième niveau</text:span></text:p>
                  <text:list>
                    <text:list-item>
                      <text:p text:style-name="MP9"><text:span text:style-name="MT4">Troisième niveau</text:span></text:p>
                      <text:list>
                        <text:list-item>
                          <text:p text:style-name="MP10"><text:span text:style-name="MT5">Quatrième niveau</text:span></text:p>
                          <text:list>
                            <text:list-item>
                              <text:p text:style-name="MP11"><text:span text:style-name="MT5">Cinquième niveau</text:span></text:p>
                            </text:list-item>
                          </text:list>
                        </text:list-item>
                      </text:list>
                    </text:list-item>
                  </text:list>
                </text:list-item>
              </text:list>
            </text:list-item>
          </text:list>
        </draw:text-box>
      </draw:frame>
      <draw:frame draw:name="Espace réservé de la date 3" presentation:style-name="Mpr15" draw:text-style-name="MP6" draw:layer="backgroundobjects" svg:width="7.62cm" svg:height="1.014cm" svg:x="2.328cm" svg:y="17.657cm" presentation:class="date-time">
        <draw:text-box>
          <text:p text:style-name="MP12"><text:span text:style-name="MT6"><text:date style:data-style-name="D1" text:date-value="2024-06-28">28/06/2024</text:date></text:span></text:p>
        </draw:text-box>
      </draw:frame>
      <draw:frame draw:name="Espace réservé du pied de page 4" presentation:style-name="Mpr16" draw:text-style-name="MP6" draw:layer="backgroundobjects" svg:width="11.43cm" svg:height="1.014cm" svg:x="11.218cm" svg:y="17.657cm" presentation:class="footer">
        <draw:text-box>
          <text:p/>
        </draw:text-box>
      </draw:frame>
      <draw:frame draw:name="Espace réservé du numéro de diapositive 5" presentation:style-name="Mpr15"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0">
        <draw:page-thumbnail presentation:style-name="Master1-Layout2-obj-Titre-et-contenu-title" draw:layer="backgroundobjects" svg:width="0cm" svg:height="0cm" svg:x="0cm" svg:y="2.123cm" presentation:class="page"/>
        <draw:frame presentation:style-name="Master1-Layout2-obj-Titre-et-contenu-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presentation:header/></text:p>
          </draw:text-box>
        </draw:frame>
        <draw:frame presentation:style-name="Mpr17" draw:text-style-name="MP4" draw:layer="backgroundobjects" svg:width="9.369cm" svg:height="1.396cm" svg:x="12.22cm" svg:y="0cm" presentation:class="date-time">
          <draw:text-box>
            <text:p text:style-name="MP3"><presentation:date-time/></text:p>
          </draw:text-box>
        </draw:frame>
        <draw:frame presentation:style-name="Mpr18" draw:text-style-name="MP2" draw:layer="backgroundobjects" svg:width="9.369cm" svg:height="1.396cm" svg:x="0cm" svg:y="26.543cm" presentation:class="footer">
          <draw:text-box>
            <text:p text:style-name="MP1"><presentation:footer/></text:p>
          </draw:text-box>
        </draw:frame>
        <draw:frame presentation:style-name="Mpr1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1-Layout3-secHead-Titre-de-section" style:page-layout-name="PM1" draw:style-name="Mdp1">
      <draw:frame draw:name="Titre 1" presentation:style-name="Mpr19" draw:text-style-name="MP6" draw:layer="backgroundobjects" svg:width="29.21cm" svg:height="7.924cm" svg:x="2.311cm" svg:y="4.749cm" presentation:class="title">
        <draw:text-box>
          <text:p text:style-name="MP5"><text:span text:style-name="MT7">Modifiez le style du titre</text:span></text:p>
        </draw:text-box>
      </draw:frame>
      <draw:frame draw:name="Espace réservé du texte 2" presentation:style-name="Mpr20" draw:text-style-name="MP6" draw:layer="backgroundobjects" svg:width="29.21cm" svg:height="4.167cm" svg:x="2.311cm" svg:y="12.749cm" presentation:class="outline">
        <draw:text-box>
          <text:list text:style-name="ML3">
            <text:list-item>
              <text:p text:style-name="MP16"><text:span text:style-name="MT8">Cliquez pour modifier les styles du texte du masque</text:span></text:p>
            </text:list-item>
          </text:list>
        </draw:text-box>
      </draw:frame>
      <draw:frame draw:name="Espace réservé de la date 3" presentation:style-name="Mpr21" draw:text-style-name="MP6" draw:layer="backgroundobjects" svg:width="7.62cm" svg:height="1.014cm" svg:x="2.328cm" svg:y="17.657cm" presentation:class="date-time">
        <draw:text-box>
          <text:p text:style-name="MP12"><text:span text:style-name="MT6"><text:date style:data-style-name="D1" text:date-value="2024-06-28">28/06/2024</text:date></text:span></text:p>
        </draw:text-box>
      </draw:frame>
      <draw:frame draw:name="Espace réservé du pied de page 4" presentation:style-name="Mpr22" draw:text-style-name="MP6" draw:layer="backgroundobjects" svg:width="11.43cm" svg:height="1.014cm" svg:x="11.218cm" svg:y="17.657cm" presentation:class="footer">
        <draw:text-box>
          <text:p/>
        </draw:text-box>
      </draw:frame>
      <draw:frame draw:name="Espace réservé du numéro de diapositive 5" presentation:style-name="Mpr21"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0">
        <draw:page-thumbnail presentation:style-name="Master1-Layout3-secHead-Titre-de-section-title" draw:layer="backgroundobjects" svg:width="0cm" svg:height="0cm" svg:x="0cm" svg:y="2.123cm" presentation:class="page"/>
        <draw:frame presentation:style-name="Master1-Layout3-secHead-Titre-de-section-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presentation:header/></text:p>
          </draw:text-box>
        </draw:frame>
        <draw:frame presentation:style-name="Mpr23" draw:text-style-name="MP4" draw:layer="backgroundobjects" svg:width="9.369cm" svg:height="1.396cm" svg:x="12.22cm" svg:y="0cm" presentation:class="date-time">
          <draw:text-box>
            <text:p text:style-name="MP3"><presentation:date-time/></text:p>
          </draw:text-box>
        </draw:frame>
        <draw:frame presentation:style-name="Mpr24" draw:text-style-name="MP2" draw:layer="backgroundobjects" svg:width="9.369cm" svg:height="1.396cm" svg:x="0cm" svg:y="26.543cm" presentation:class="footer">
          <draw:text-box>
            <text:p text:style-name="MP1"><presentation:footer/></text:p>
          </draw:text-box>
        </draw:frame>
        <draw:frame presentation:style-name="Mpr2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1-Layout4-twoObj-Deux-contenus" style:page-layout-name="PM1" draw:style-name="Mdp1">
      <draw:frame draw:name="Titre 1" presentation:style-name="Mpr25" draw:text-style-name="MP6" draw:layer="backgroundobjects" svg:width="29.21cm" svg:height="3.682cm" svg:x="2.328cm" svg:y="1.014cm" presentation:class="title">
        <draw:text-box>
          <text:p text:style-name="MP5"><text:span text:style-name="MT1">Modifiez le style du titre</text:span></text:p>
        </draw:text-box>
      </draw:frame>
      <draw:frame draw:name="Espace réservé du contenu 2" presentation:style-name="Mpr26" draw:text-style-name="MP6" draw:layer="backgroundobjects" svg:width="14.393cm" svg:height="12.087cm" svg:x="2.328cm" svg:y="5.071cm" presentation:class="title">
        <draw:text-box>
          <text:list text:style-name="ML6">
            <text:list-item>
              <text:p text:style-name="MP7"><text:span text:style-name="MT2">Cliquez pour modifier les styles du texte du masque</text:span></text:p>
              <text:list>
                <text:list-item>
                  <text:p text:style-name="MP8"><text:span text:style-name="MT3">Deuxième niveau</text:span></text:p>
                  <text:list>
                    <text:list-item>
                      <text:p text:style-name="MP9"><text:span text:style-name="MT4">Troisième niveau</text:span></text:p>
                      <text:list>
                        <text:list-item>
                          <text:p text:style-name="MP10"><text:span text:style-name="MT5">Quatrième niveau</text:span></text:p>
                          <text:list>
                            <text:list-item>
                              <text:p text:style-name="MP11"><text:span text:style-name="MT5">Cinquième niveau</text:span></text:p>
                            </text:list-item>
                          </text:list>
                        </text:list-item>
                      </text:list>
                    </text:list-item>
                  </text:list>
                </text:list-item>
              </text:list>
            </text:list-item>
          </text:list>
        </draw:text-box>
      </draw:frame>
      <draw:frame draw:name="Espace réservé du contenu 3" presentation:style-name="Mpr26" draw:text-style-name="MP6" draw:layer="backgroundobjects" svg:width="14.393cm" svg:height="12.087cm" svg:x="17.145cm" svg:y="5.071cm" presentation:class="title">
        <draw:text-box>
          <text:list text:style-name="ML6">
            <text:list-item>
              <text:p text:style-name="MP7"><text:span text:style-name="MT2">Cliquez pour modifier les styles du texte du masque</text:span></text:p>
              <text:list>
                <text:list-item>
                  <text:p text:style-name="MP8"><text:span text:style-name="MT3">Deuxième niveau</text:span></text:p>
                  <text:list>
                    <text:list-item>
                      <text:p text:style-name="MP9"><text:span text:style-name="MT4">Troisième niveau</text:span></text:p>
                      <text:list>
                        <text:list-item>
                          <text:p text:style-name="MP10"><text:span text:style-name="MT5">Quatrième niveau</text:span></text:p>
                          <text:list>
                            <text:list-item>
                              <text:p text:style-name="MP11"><text:span text:style-name="MT5">Cinquième niveau</text:span></text:p>
                            </text:list-item>
                          </text:list>
                        </text:list-item>
                      </text:list>
                    </text:list-item>
                  </text:list>
                </text:list-item>
              </text:list>
            </text:list-item>
          </text:list>
        </draw:text-box>
      </draw:frame>
      <draw:frame draw:name="Espace réservé de la date 4" presentation:style-name="Mpr27" draw:text-style-name="MP6" draw:layer="backgroundobjects" svg:width="7.62cm" svg:height="1.014cm" svg:x="2.328cm" svg:y="17.657cm" presentation:class="date-time">
        <draw:text-box>
          <text:p text:style-name="MP12"><text:span text:style-name="MT6"><text:date style:data-style-name="D1" text:date-value="2024-06-28">28/06/2024</text:date></text:span></text:p>
        </draw:text-box>
      </draw:frame>
      <draw:frame draw:name="Espace réservé du pied de page 5" presentation:style-name="Mpr28" draw:text-style-name="MP6" draw:layer="backgroundobjects" svg:width="11.43cm" svg:height="1.014cm" svg:x="11.218cm" svg:y="17.657cm" presentation:class="footer">
        <draw:text-box>
          <text:p/>
        </draw:text-box>
      </draw:frame>
      <draw:frame draw:name="Espace réservé du numéro de diapositive 6" presentation:style-name="Mpr27"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0">
        <draw:page-thumbnail presentation:style-name="Master1-Layout4-twoObj-Deux-contenus-title" draw:layer="backgroundobjects" svg:width="0cm" svg:height="0cm" svg:x="0cm" svg:y="2.123cm" presentation:class="page"/>
        <draw:frame presentation:style-name="Master1-Layout4-twoObj-Deux-contenus-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presentation:header/></text:p>
          </draw:text-box>
        </draw:frame>
        <draw:frame presentation:style-name="Mpr29" draw:text-style-name="MP4" draw:layer="backgroundobjects" svg:width="9.369cm" svg:height="1.396cm" svg:x="12.22cm" svg:y="0cm" presentation:class="date-time">
          <draw:text-box>
            <text:p text:style-name="MP3"><presentation:date-time/></text:p>
          </draw:text-box>
        </draw:frame>
        <draw:frame presentation:style-name="Mpr30" draw:text-style-name="MP2" draw:layer="backgroundobjects" svg:width="9.369cm" svg:height="1.396cm" svg:x="0cm" svg:y="26.543cm" presentation:class="footer">
          <draw:text-box>
            <text:p text:style-name="MP1"><presentation:footer/></text:p>
          </draw:text-box>
        </draw:frame>
        <draw:frame presentation:style-name="Mpr3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1-Layout5-twoTxTwoObj-Comparaison" style:page-layout-name="PM1" draw:style-name="Mdp1">
      <draw:frame draw:name="Titre 1" presentation:style-name="Mpr31" draw:text-style-name="MP6" draw:layer="backgroundobjects" svg:width="29.21cm" svg:height="3.682cm" svg:x="2.333cm" svg:y="1.014cm" presentation:class="title">
        <draw:text-box>
          <text:p text:style-name="MP5"><text:span text:style-name="MT1">Modifiez le style du titre</text:span></text:p>
        </draw:text-box>
      </draw:frame>
      <draw:frame draw:name="Espace réservé du texte 2" presentation:style-name="Mpr32" draw:text-style-name="MP6" draw:layer="backgroundobjects" svg:width="14.327cm" svg:height="2.289cm" svg:x="2.333cm" svg:y="4.67cm" presentation:class="outline">
        <draw:text-box>
          <text:list text:style-name="ML3">
            <text:list-item>
              <text:p text:style-name="MP16"><text:span text:style-name="MT9">Cliquez pour modifier les styles du texte du masque</text:span></text:p>
            </text:list-item>
          </text:list>
        </draw:text-box>
      </draw:frame>
      <draw:frame draw:name="Espace réservé du contenu 3" presentation:style-name="Mpr33" draw:text-style-name="MP6" draw:layer="backgroundobjects" svg:width="14.327cm" svg:height="10.235cm" svg:x="2.333cm" svg:y="6.959cm" presentation:class="title">
        <draw:text-box>
          <text:list text:style-name="ML6">
            <text:list-item>
              <text:p text:style-name="MP7"><text:span text:style-name="MT2">Cliquez pour modifier les styles du texte du masque</text:span></text:p>
              <text:list>
                <text:list-item>
                  <text:p text:style-name="MP8"><text:span text:style-name="MT3">Deuxième niveau</text:span></text:p>
                  <text:list>
                    <text:list-item>
                      <text:p text:style-name="MP9"><text:span text:style-name="MT4">Troisième niveau</text:span></text:p>
                      <text:list>
                        <text:list-item>
                          <text:p text:style-name="MP10"><text:span text:style-name="MT5">Quatrième niveau</text:span></text:p>
                          <text:list>
                            <text:list-item>
                              <text:p text:style-name="MP11"><text:span text:style-name="MT5">Cinquième niveau</text:span></text:p>
                            </text:list-item>
                          </text:list>
                        </text:list-item>
                      </text:list>
                    </text:list-item>
                  </text:list>
                </text:list-item>
              </text:list>
            </text:list-item>
          </text:list>
        </draw:text-box>
      </draw:frame>
      <draw:frame draw:name="Espace réservé du texte 4" presentation:style-name="Mpr32" draw:text-style-name="MP6" draw:layer="backgroundobjects" svg:width="14.398cm" svg:height="2.289cm" svg:x="17.145cm" svg:y="4.67cm" presentation:class="outline">
        <draw:text-box>
          <text:list text:style-name="ML7">
            <text:list-item>
              <text:p text:style-name="MP16"><text:span text:style-name="MT9">Cliquez pour modifier les styles du texte du masque</text:span></text:p>
            </text:list-item>
          </text:list>
        </draw:text-box>
      </draw:frame>
      <draw:frame draw:name="Espace réservé du contenu 5" presentation:style-name="Mpr33" draw:text-style-name="MP6" draw:layer="backgroundobjects" svg:width="14.398cm" svg:height="10.235cm" svg:x="17.145cm" svg:y="6.959cm" presentation:class="title">
        <draw:text-box>
          <text:list text:style-name="ML6">
            <text:list-item>
              <text:p text:style-name="MP7"><text:span text:style-name="MT2">Cliquez pour modifier les styles du texte du masque</text:span></text:p>
              <text:list>
                <text:list-item>
                  <text:p text:style-name="MP8"><text:span text:style-name="MT3">Deuxième niveau</text:span></text:p>
                  <text:list>
                    <text:list-item>
                      <text:p text:style-name="MP9"><text:span text:style-name="MT4">Troisième niveau</text:span></text:p>
                      <text:list>
                        <text:list-item>
                          <text:p text:style-name="MP10"><text:span text:style-name="MT5">Quatrième niveau</text:span></text:p>
                          <text:list>
                            <text:list-item>
                              <text:p text:style-name="MP11"><text:span text:style-name="MT5">Cinquième niveau</text:span></text:p>
                            </text:list-item>
                          </text:list>
                        </text:list-item>
                      </text:list>
                    </text:list-item>
                  </text:list>
                </text:list-item>
              </text:list>
            </text:list-item>
          </text:list>
        </draw:text-box>
      </draw:frame>
      <draw:frame draw:name="Espace réservé de la date 6" presentation:style-name="Mpr34" draw:text-style-name="MP6" draw:layer="backgroundobjects" svg:width="7.62cm" svg:height="1.014cm" svg:x="2.328cm" svg:y="17.657cm" presentation:class="date-time">
        <draw:text-box>
          <text:p text:style-name="MP12"><text:span text:style-name="MT6"><text:date style:data-style-name="D1" text:date-value="2024-06-28">28/06/2024</text:date></text:span></text:p>
        </draw:text-box>
      </draw:frame>
      <draw:frame draw:name="Espace réservé du pied de page 7" presentation:style-name="Mpr35" draw:text-style-name="MP6" draw:layer="backgroundobjects" svg:width="11.43cm" svg:height="1.014cm" svg:x="11.218cm" svg:y="17.657cm" presentation:class="footer">
        <draw:text-box>
          <text:p/>
        </draw:text-box>
      </draw:frame>
      <draw:frame draw:name="Espace réservé du numéro de diapositive 8" presentation:style-name="Mpr34"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0">
        <draw:page-thumbnail presentation:style-name="Master1-Layout5-twoTxTwoObj-Comparaison-title" draw:layer="backgroundobjects" svg:width="0cm" svg:height="0cm" svg:x="0cm" svg:y="2.123cm" presentation:class="page"/>
        <draw:frame presentation:style-name="Master1-Layout5-twoTxTwoObj-Comparaison-notes" draw:layer="backgroundobjects" svg:width="17.271cm" svg:height="12.572cm" svg:x="2.159cm" svg:y="13.271cm" presentation:class="notes" presentation:placeholder="true">
          <draw:text-box/>
        </draw:frame>
        <draw:frame presentation:style-name="Mpr36" draw:text-style-name="MP2" draw:layer="backgroundobjects" svg:width="9.369cm" svg:height="1.396cm" svg:x="0cm" svg:y="0cm" presentation:class="header">
          <draw:text-box>
            <text:p text:style-name="MP1"><presentation:header/></text:p>
          </draw:text-box>
        </draw:frame>
        <draw:frame presentation:style-name="Mpr36" draw:text-style-name="MP4" draw:layer="backgroundobjects" svg:width="9.369cm" svg:height="1.396cm" svg:x="12.22cm" svg:y="0cm" presentation:class="date-time">
          <draw:text-box>
            <text:p text:style-name="MP3"><presentation:date-time/></text:p>
          </draw:text-box>
        </draw:frame>
        <draw:frame presentation:style-name="Mpr37" draw:text-style-name="MP2" draw:layer="backgroundobjects" svg:width="9.369cm" svg:height="1.396cm" svg:x="0cm" svg:y="26.543cm" presentation:class="footer">
          <draw:text-box>
            <text:p text:style-name="MP1"><presentation:footer/></text:p>
          </draw:text-box>
        </draw:frame>
        <draw:frame presentation:style-name="Mpr3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1-Layout6-titleOnly-Titre-seul" style:page-layout-name="PM1" draw:style-name="Mdp1">
      <draw:frame draw:name="Titre 1" presentation:style-name="Mpr38" draw:text-style-name="MP6" draw:layer="backgroundobjects" svg:width="29.21cm" svg:height="3.682cm" svg:x="2.328cm" svg:y="1.014cm" presentation:class="title">
        <draw:text-box>
          <text:p text:style-name="MP5"><text:span text:style-name="MT1">Modifiez le style du titre</text:span></text:p>
        </draw:text-box>
      </draw:frame>
      <draw:frame draw:name="Espace réservé de la date 2" presentation:style-name="Mpr39" draw:text-style-name="MP6" draw:layer="backgroundobjects" svg:width="7.62cm" svg:height="1.014cm" svg:x="2.328cm" svg:y="17.657cm" presentation:class="date-time">
        <draw:text-box>
          <text:p text:style-name="MP12"><text:span text:style-name="MT6"><text:date style:data-style-name="D1" text:date-value="2024-06-28">28/06/2024</text:date></text:span></text:p>
        </draw:text-box>
      </draw:frame>
      <draw:frame draw:name="Espace réservé du pied de page 3" presentation:style-name="Mpr40" draw:text-style-name="MP6" draw:layer="backgroundobjects" svg:width="11.43cm" svg:height="1.014cm" svg:x="11.218cm" svg:y="17.657cm" presentation:class="footer">
        <draw:text-box>
          <text:p/>
        </draw:text-box>
      </draw:frame>
      <draw:frame draw:name="Espace réservé du numéro de diapositive 4" presentation:style-name="Mpr39"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0">
        <draw:page-thumbnail presentation:style-name="Master1-Layout6-titleOnly-Titre-seul-title" draw:layer="backgroundobjects" svg:width="0cm" svg:height="0cm" svg:x="0cm" svg:y="2.123cm" presentation:class="page"/>
        <draw:frame presentation:style-name="Master1-Layout6-titleOnly-Titre-seul-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presentation:header/></text:p>
          </draw:text-box>
        </draw:frame>
        <draw:frame presentation:style-name="Mpr41" draw:text-style-name="MP4" draw:layer="backgroundobjects" svg:width="9.369cm" svg:height="1.396cm" svg:x="12.22cm" svg:y="0cm" presentation:class="date-time">
          <draw:text-box>
            <text:p text:style-name="MP3"><presentation:date-time/></text:p>
          </draw:text-box>
        </draw:frame>
        <draw:frame presentation:style-name="Mpr42" draw:text-style-name="MP2" draw:layer="backgroundobjects" svg:width="9.369cm" svg:height="1.396cm" svg:x="0cm" svg:y="26.543cm" presentation:class="footer">
          <draw:text-box>
            <text:p text:style-name="MP1"><presentation:footer/></text:p>
          </draw:text-box>
        </draw:frame>
        <draw:frame presentation:style-name="Mpr4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1-Layout7-blank-Vide" style:page-layout-name="PM1" draw:style-name="Mdp1">
      <draw:frame draw:name="Espace réservé de la date 1" presentation:style-name="Mpr43" draw:text-style-name="MP6" draw:layer="backgroundobjects" svg:width="7.62cm" svg:height="1.014cm" svg:x="2.328cm" svg:y="17.657cm" presentation:class="date-time">
        <draw:text-box>
          <text:p text:style-name="MP12"><text:span text:style-name="MT6"><text:date style:data-style-name="D1" text:date-value="2024-06-28">28/06/2024</text:date></text:span></text:p>
        </draw:text-box>
      </draw:frame>
      <draw:frame draw:name="Espace réservé du pied de page 2" presentation:style-name="Mpr44" draw:text-style-name="MP6" draw:layer="backgroundobjects" svg:width="11.43cm" svg:height="1.014cm" svg:x="11.218cm" svg:y="17.657cm" presentation:class="footer">
        <draw:text-box>
          <text:p/>
        </draw:text-box>
      </draw:frame>
      <draw:frame draw:name="Espace réservé du numéro de diapositive 3" presentation:style-name="Mpr43"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0">
        <draw:page-thumbnail presentation:style-name="Master1-Layout7-blank-Vide-title" draw:layer="backgroundobjects" svg:width="0cm" svg:height="0cm" svg:x="0cm" svg:y="2.123cm" presentation:class="page"/>
        <draw:frame presentation:style-name="Master1-Layout7-blank-Vide-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presentation:header/></text:p>
          </draw:text-box>
        </draw:frame>
        <draw:frame presentation:style-name="Mpr45" draw:text-style-name="MP4" draw:layer="backgroundobjects" svg:width="9.369cm" svg:height="1.396cm" svg:x="12.22cm" svg:y="0cm" presentation:class="date-time">
          <draw:text-box>
            <text:p text:style-name="MP3"><presentation:date-time/></text:p>
          </draw:text-box>
        </draw:frame>
        <draw:frame presentation:style-name="Mpr46" draw:text-style-name="MP2" draw:layer="backgroundobjects" svg:width="9.369cm" svg:height="1.396cm" svg:x="0cm" svg:y="26.543cm" presentation:class="footer">
          <draw:text-box>
            <text:p text:style-name="MP1"><presentation:footer/></text:p>
          </draw:text-box>
        </draw:frame>
        <draw:frame presentation:style-name="Mpr4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1-Layout8-objTx-Contenu-avec-légende" style:page-layout-name="PM1" draw:style-name="Mdp1">
      <draw:frame draw:name="Titre 1" presentation:style-name="Mpr47" draw:text-style-name="MP6" draw:layer="backgroundobjects" svg:width="10.923cm" svg:height="4.445cm" svg:x="2.333cm" svg:y="1.27cm" presentation:class="title">
        <draw:text-box>
          <text:p text:style-name="MP5"><text:span text:style-name="MT10">Modifiez le style du titre</text:span></text:p>
        </draw:text-box>
      </draw:frame>
      <draw:frame draw:name="Espace réservé du contenu 2" presentation:style-name="Mpr48" draw:text-style-name="MP6" draw:layer="backgroundobjects" svg:width="17.145cm" svg:height="13.538cm" svg:x="14.398cm" svg:y="2.743cm" presentation:class="title">
        <draw:text-box>
          <text:list text:style-name="ML6">
            <text:list-item>
              <text:p text:style-name="MP7"><text:span text:style-name="MT11">Cliquez pour modifier les styles du texte du masque</text:span></text:p>
              <text:list>
                <text:list-item>
                  <text:p text:style-name="MP8"><text:span text:style-name="MT2">Deuxième niveau</text:span></text:p>
                  <text:list>
                    <text:list-item>
                      <text:p text:style-name="MP9"><text:span text:style-name="MT3">Troisième niveau</text:span></text:p>
                      <text:list>
                        <text:list-item>
                          <text:p text:style-name="MP10"><text:span text:style-name="MT4">Quatrième niveau</text:span></text:p>
                          <text:list>
                            <text:list-item>
                              <text:p text:style-name="MP11"><text:span text:style-name="MT4">Cinquième niveau</text:span></text:p>
                            </text:list-item>
                          </text:list>
                        </text:list-item>
                      </text:list>
                    </text:list-item>
                  </text:list>
                </text:list-item>
              </text:list>
            </text:list-item>
          </text:list>
        </draw:text-box>
      </draw:frame>
      <draw:frame draw:name="Espace réservé du texte 3" presentation:style-name="Mpr49" draw:text-style-name="MP6" draw:layer="backgroundobjects" svg:width="10.923cm" svg:height="10.588cm" svg:x="2.333cm" svg:y="5.715cm" presentation:class="outline">
        <draw:text-box>
          <text:list text:style-name="ML3">
            <text:list-item>
              <text:p text:style-name="MP16"><text:span text:style-name="MT12">Cliquez pour modifier les styles du texte du masque</text:span></text:p>
            </text:list-item>
          </text:list>
        </draw:text-box>
      </draw:frame>
      <draw:frame draw:name="Espace réservé de la date 4" presentation:style-name="Mpr50" draw:text-style-name="MP6" draw:layer="backgroundobjects" svg:width="7.62cm" svg:height="1.014cm" svg:x="2.328cm" svg:y="17.657cm" presentation:class="date-time">
        <draw:text-box>
          <text:p text:style-name="MP12"><text:span text:style-name="MT6"><text:date style:data-style-name="D1" text:date-value="2024-06-28">28/06/2024</text:date></text:span></text:p>
        </draw:text-box>
      </draw:frame>
      <draw:frame draw:name="Espace réservé du pied de page 5" presentation:style-name="Mpr51" draw:text-style-name="MP6" draw:layer="backgroundobjects" svg:width="11.43cm" svg:height="1.014cm" svg:x="11.218cm" svg:y="17.657cm" presentation:class="footer">
        <draw:text-box>
          <text:p/>
        </draw:text-box>
      </draw:frame>
      <draw:frame draw:name="Espace réservé du numéro de diapositive 6" presentation:style-name="Mpr50"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0">
        <draw:page-thumbnail presentation:style-name="Master1-Layout8-objTx-Contenu-avec-légende-title" draw:layer="backgroundobjects" svg:width="0cm" svg:height="0cm" svg:x="0cm" svg:y="2.123cm" presentation:class="page"/>
        <draw:frame presentation:style-name="Master1-Layout8-objTx-Contenu-avec-légende-notes" draw:layer="backgroundobjects" svg:width="17.271cm" svg:height="12.572cm" svg:x="2.159cm" svg:y="13.271cm" presentation:class="notes" presentation:placeholder="true">
          <draw:text-box/>
        </draw:frame>
        <draw:frame presentation:style-name="Mpr52" draw:text-style-name="MP2" draw:layer="backgroundobjects" svg:width="9.369cm" svg:height="1.396cm" svg:x="0cm" svg:y="0cm" presentation:class="header">
          <draw:text-box>
            <text:p text:style-name="MP1"><presentation:header/></text:p>
          </draw:text-box>
        </draw:frame>
        <draw:frame presentation:style-name="Mpr52" draw:text-style-name="MP4" draw:layer="backgroundobjects" svg:width="9.369cm" svg:height="1.396cm" svg:x="12.22cm" svg:y="0cm" presentation:class="date-time">
          <draw:text-box>
            <text:p text:style-name="MP3"><presentation:date-time/></text:p>
          </draw:text-box>
        </draw:frame>
        <draw:frame presentation:style-name="Mpr53" draw:text-style-name="MP2" draw:layer="backgroundobjects" svg:width="9.369cm" svg:height="1.396cm" svg:x="0cm" svg:y="26.543cm" presentation:class="footer">
          <draw:text-box>
            <text:p text:style-name="MP1"><presentation:footer/></text:p>
          </draw:text-box>
        </draw:frame>
        <draw:frame presentation:style-name="Mpr5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1-Layout9-picTx-Image-avec-légende" style:page-layout-name="PM1" draw:style-name="Mdp1">
      <draw:frame draw:name="Titre 1" presentation:style-name="Mpr54" draw:text-style-name="MP6" draw:layer="backgroundobjects" svg:width="10.923cm" svg:height="4.445cm" svg:x="2.333cm" svg:y="1.27cm" presentation:class="title">
        <draw:text-box>
          <text:p text:style-name="MP5"><text:span text:style-name="MT10">Modifiez le style du titre</text:span></text:p>
        </draw:text-box>
      </draw:frame>
      <draw:frame draw:name="Espace réservé pour une image  2" presentation:style-name="Mpr55" draw:text-style-name="MP6" draw:layer="backgroundobjects" svg:width="17.145cm" svg:height="13.538cm" svg:x="14.398cm" svg:y="2.743cm" presentation:class="title">
        <draw:text-box>
          <text:p/>
        </draw:text-box>
      </draw:frame>
      <draw:frame draw:name="Espace réservé du texte 3" presentation:style-name="Mpr56" draw:text-style-name="MP6" draw:layer="backgroundobjects" svg:width="10.923cm" svg:height="10.588cm" svg:x="2.333cm" svg:y="5.715cm" presentation:class="outline">
        <draw:text-box>
          <text:list text:style-name="ML3">
            <text:list-item>
              <text:p text:style-name="MP16"><text:span text:style-name="MT12">Cliquez pour modifier les styles du texte du masque</text:span></text:p>
            </text:list-item>
          </text:list>
        </draw:text-box>
      </draw:frame>
      <draw:frame draw:name="Espace réservé de la date 4" presentation:style-name="Mpr57" draw:text-style-name="MP6" draw:layer="backgroundobjects" svg:width="7.62cm" svg:height="1.014cm" svg:x="2.328cm" svg:y="17.657cm" presentation:class="date-time">
        <draw:text-box>
          <text:p text:style-name="MP12"><text:span text:style-name="MT6"><text:date style:data-style-name="D1" text:date-value="2024-06-28">28/06/2024</text:date></text:span></text:p>
        </draw:text-box>
      </draw:frame>
      <draw:frame draw:name="Espace réservé du pied de page 5" presentation:style-name="Mpr58" draw:text-style-name="MP6" draw:layer="backgroundobjects" svg:width="11.43cm" svg:height="1.014cm" svg:x="11.218cm" svg:y="17.657cm" presentation:class="footer">
        <draw:text-box>
          <text:p/>
        </draw:text-box>
      </draw:frame>
      <draw:frame draw:name="Espace réservé du numéro de diapositive 6" presentation:style-name="Mpr57"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0">
        <draw:page-thumbnail presentation:style-name="Master1-Layout9-picTx-Image-avec-légende-title" draw:layer="backgroundobjects" svg:width="0cm" svg:height="0cm" svg:x="0cm" svg:y="2.123cm" presentation:class="page"/>
        <draw:frame presentation:style-name="Master1-Layout9-picTx-Image-avec-légende-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presentation:header/></text:p>
          </draw:text-box>
        </draw:frame>
        <draw:frame presentation:style-name="Mpr59" draw:text-style-name="MP4" draw:layer="backgroundobjects" svg:width="9.369cm" svg:height="1.396cm" svg:x="12.22cm" svg:y="0cm" presentation:class="date-time">
          <draw:text-box>
            <text:p text:style-name="MP3"><presentation:date-time/></text:p>
          </draw:text-box>
        </draw:frame>
        <draw:frame presentation:style-name="Mpr60" draw:text-style-name="MP2" draw:layer="backgroundobjects" svg:width="9.369cm" svg:height="1.396cm" svg:x="0cm" svg:y="26.543cm" presentation:class="footer">
          <draw:text-box>
            <text:p text:style-name="MP1"><presentation:footer/></text:p>
          </draw:text-box>
        </draw:frame>
        <draw:frame presentation:style-name="Mpr6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1-Layout10-vertTx-Titre-et-texte-vertical" style:page-layout-name="PM1" draw:style-name="Mdp1">
      <draw:frame draw:name="Titre 1" presentation:style-name="Mpr61" draw:text-style-name="MP6" draw:layer="backgroundobjects" svg:width="29.21cm" svg:height="3.682cm" svg:x="2.328cm" svg:y="1.014cm" presentation:class="title">
        <draw:text-box>
          <text:p text:style-name="MP5"><text:span text:style-name="MT1">Modifiez le style du titre</text:span></text:p>
        </draw:text-box>
      </draw:frame>
      <draw:frame draw:name="Espace réservé du texte vertical 2" presentation:style-name="Mpr62" draw:text-style-name="MP17" draw:layer="backgroundobjects" svg:width="29.21cm" svg:height="12.087cm" svg:x="2.328cm" svg:y="5.071cm" presentation:class="outline">
        <draw:text-box>
          <text:list text:style-name="ML3">
            <text:list-item>
              <text:p text:style-name="MP7"><text:span text:style-name="MT2">Cliquez pour modifier les styles du texte du masque</text:span></text:p>
              <text:list>
                <text:list-item>
                  <text:p text:style-name="MP8"><text:span text:style-name="MT3">Deuxième niveau</text:span></text:p>
                  <text:list>
                    <text:list-item>
                      <text:p text:style-name="MP9"><text:span text:style-name="MT4">Troisième niveau</text:span></text:p>
                      <text:list>
                        <text:list-item>
                          <text:p text:style-name="MP10"><text:span text:style-name="MT5">Quatrième niveau</text:span></text:p>
                          <text:list>
                            <text:list-item>
                              <text:p text:style-name="MP11"><text:span text:style-name="MT5">Cinquième niveau</text:span></text:p>
                            </text:list-item>
                          </text:list>
                        </text:list-item>
                      </text:list>
                    </text:list-item>
                  </text:list>
                </text:list-item>
              </text:list>
            </text:list-item>
          </text:list>
        </draw:text-box>
      </draw:frame>
      <draw:frame draw:name="Espace réservé de la date 3" presentation:style-name="Mpr63" draw:text-style-name="MP6" draw:layer="backgroundobjects" svg:width="7.62cm" svg:height="1.014cm" svg:x="2.328cm" svg:y="17.657cm" presentation:class="date-time">
        <draw:text-box>
          <text:p text:style-name="MP12"><text:span text:style-name="MT6"><text:date style:data-style-name="D1" text:date-value="2024-06-28">28/06/2024</text:date></text:span></text:p>
        </draw:text-box>
      </draw:frame>
      <draw:frame draw:name="Espace réservé du pied de page 4" presentation:style-name="Mpr64" draw:text-style-name="MP6" draw:layer="backgroundobjects" svg:width="11.43cm" svg:height="1.014cm" svg:x="11.218cm" svg:y="17.657cm" presentation:class="footer">
        <draw:text-box>
          <text:p/>
        </draw:text-box>
      </draw:frame>
      <draw:frame draw:name="Espace réservé du numéro de diapositive 5" presentation:style-name="Mpr63"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0">
        <draw:page-thumbnail presentation:style-name="Master1-Layout10-vertTx-Titre-et-texte-vertical-title" draw:layer="backgroundobjects" svg:width="0cm" svg:height="0cm" svg:x="0cm" svg:y="2.123cm" presentation:class="page"/>
        <draw:frame presentation:style-name="Master1-Layout10-vertTx-Titre-et-texte-vertical-notes" draw:layer="backgroundobjects" svg:width="17.271cm" svg:height="12.572cm" svg:x="2.159cm" svg:y="13.271cm" presentation:class="notes" presentation:placeholder="true">
          <draw:text-box/>
        </draw:frame>
        <draw:frame presentation:style-name="Mpr65" draw:text-style-name="MP2" draw:layer="backgroundobjects" svg:width="9.369cm" svg:height="1.396cm" svg:x="0cm" svg:y="0cm" presentation:class="header">
          <draw:text-box>
            <text:p text:style-name="MP1"><presentation:header/></text:p>
          </draw:text-box>
        </draw:frame>
        <draw:frame presentation:style-name="Mpr65" draw:text-style-name="MP4" draw:layer="backgroundobjects" svg:width="9.369cm" svg:height="1.396cm" svg:x="12.22cm" svg:y="0cm" presentation:class="date-time">
          <draw:text-box>
            <text:p text:style-name="MP3"><presentation:date-time/></text:p>
          </draw:text-box>
        </draw:frame>
        <draw:frame presentation:style-name="Mpr66" draw:text-style-name="MP2" draw:layer="backgroundobjects" svg:width="9.369cm" svg:height="1.396cm" svg:x="0cm" svg:y="26.543cm" presentation:class="footer">
          <draw:text-box>
            <text:p text:style-name="MP1"><presentation:footer/></text:p>
          </draw:text-box>
        </draw:frame>
        <draw:frame presentation:style-name="Mpr6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1-Layout11-vertTitleAndTx-Titre-vertical-et-texte" style:page-layout-name="PM1" draw:style-name="Mdp1">
      <draw:frame draw:name="Titre vertical 1" presentation:style-name="Mpr67" draw:text-style-name="MP17" draw:layer="backgroundobjects" svg:width="7.302cm" svg:height="16.144cm" svg:x="24.236cm" svg:y="1.014cm" presentation:class="title">
        <draw:text-box>
          <text:p text:style-name="MP5"><text:span text:style-name="MT1">Modifiez le style du titre</text:span></text:p>
        </draw:text-box>
      </draw:frame>
      <draw:frame draw:name="Espace réservé du texte vertical 2" presentation:style-name="Mpr68" draw:text-style-name="MP17" draw:layer="backgroundobjects" svg:width="21.484cm" svg:height="16.144cm" svg:x="2.328cm" svg:y="1.014cm" presentation:class="outline">
        <draw:text-box>
          <text:list text:style-name="ML3">
            <text:list-item>
              <text:p text:style-name="MP7"><text:span text:style-name="MT2">Cliquez pour modifier les styles du texte du masque</text:span></text:p>
              <text:list>
                <text:list-item>
                  <text:p text:style-name="MP8"><text:span text:style-name="MT3">Deuxième niveau</text:span></text:p>
                  <text:list>
                    <text:list-item>
                      <text:p text:style-name="MP9"><text:span text:style-name="MT4">Troisième niveau</text:span></text:p>
                      <text:list>
                        <text:list-item>
                          <text:p text:style-name="MP10"><text:span text:style-name="MT5">Quatrième niveau</text:span></text:p>
                          <text:list>
                            <text:list-item>
                              <text:p text:style-name="MP11"><text:span text:style-name="MT5">Cinquième niveau</text:span></text:p>
                            </text:list-item>
                          </text:list>
                        </text:list-item>
                      </text:list>
                    </text:list-item>
                  </text:list>
                </text:list-item>
              </text:list>
            </text:list-item>
          </text:list>
        </draw:text-box>
      </draw:frame>
      <draw:frame draw:name="Espace réservé de la date 3" presentation:style-name="Mpr69" draw:text-style-name="MP6" draw:layer="backgroundobjects" svg:width="7.62cm" svg:height="1.014cm" svg:x="2.328cm" svg:y="17.657cm" presentation:class="date-time">
        <draw:text-box>
          <text:p text:style-name="MP12"><text:span text:style-name="MT6"><text:date style:data-style-name="D1" text:date-value="2024-06-28">28/06/2024</text:date></text:span></text:p>
        </draw:text-box>
      </draw:frame>
      <draw:frame draw:name="Espace réservé du pied de page 4" presentation:style-name="Mpr70" draw:text-style-name="MP6" draw:layer="backgroundobjects" svg:width="11.43cm" svg:height="1.014cm" svg:x="11.218cm" svg:y="17.657cm" presentation:class="footer">
        <draw:text-box>
          <text:p/>
        </draw:text-box>
      </draw:frame>
      <draw:frame draw:name="Espace réservé du numéro de diapositive 5" presentation:style-name="Mpr69" draw:text-style-name="MP6" draw:layer="backgroundobjects" svg:width="7.62cm" svg:height="1.014cm" svg:x="23.918cm" svg:y="17.657cm" presentation:class="page-number">
        <draw:text-box>
          <text:p text:style-name="MP13"><text:span text:style-name="MT6"><text:page-number>&lt;number&gt;</text:page-number></text:span></text:p>
        </draw:text-box>
      </draw:frame>
      <presentation:notes style:page-layout-name="PM0">
        <draw:page-thumbnail presentation:style-name="Master1-Layout11-vertTitleAndTx-Titre-vertical-et-texte-title" draw:layer="backgroundobjects" svg:width="0cm" svg:height="0cm" svg:x="0cm" svg:y="2.123cm" presentation:class="page"/>
        <draw:frame presentation:style-name="Master1-Layout11-vertTitleAndTx-Titre-vertical-et-texte-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presentation:header/></text:p>
          </draw:text-box>
        </draw:frame>
        <draw:frame presentation:style-name="Mpr71" draw:text-style-name="MP4" draw:layer="backgroundobjects" svg:width="9.369cm" svg:height="1.396cm" svg:x="12.22cm" svg:y="0cm" presentation:class="date-time">
          <draw:text-box>
            <text:p text:style-name="MP3"><presentation:date-time/></text:p>
          </draw:text-box>
        </draw:frame>
        <draw:frame presentation:style-name="Mpr72" draw:text-style-name="MP2" draw:layer="backgroundobjects" svg:width="9.369cm" svg:height="1.396cm" svg:x="0cm" svg:y="26.543cm" presentation:class="footer">
          <draw:text-box>
            <text:p text:style-name="MP1"><presentation:footer/></text:p>
          </draw:text-box>
        </draw:frame>
        <draw:frame presentation:style-name="Mpr7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title>Présentation PowerPoint</dc:title>
    <meta:initial-creator>Frédérique</meta:initial-creator>
    <meta:creation-date>2023-06-30T13:17:49Z</meta:creation-date>
    <dc:date>2024-06-28T14:36:54.117554394</dc:date>
    <meta:editing-cycles>2</meta:editing-cycles>
    <meta:editing-duration>PT1M22S</meta:editing-duration>
    <meta:document-statistic meta:object-count="157"/>
  </office:meta>
</office:document-meta>
</file>